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Lohit_Devanagari_1.ttf" manifest:media-type="application/x-font-ttf"/>
  <manifest:file-entry manifest:full-path="Fonts/Font_PT_Astra_Sans_1.ttf" manifest:media-type="application/x-font-ttf"/>
  <manifest:file-entry manifest:full-path="Fonts/Font_PT_Astra_Serif_1.ttf" manifest:media-type="application/x-font-ttf"/>
  <manifest:file-entry manifest:full-path="Fonts/Font_PT_Astra_Sans_2.ttf" manifest:media-type="application/x-font-ttf"/>
  <manifest:file-entry manifest:full-path="Fonts/Font_PT_Astra_Serif_2.ttf" manifest:media-type="application/x-font-ttf"/>
  <manifest:file-entry manifest:full-path="Fonts/Font_PT_Astra_Serif_3.ttf" manifest:media-type="application/x-font-ttf"/>
  <manifest:file-entry manifest:full-path="Fonts/Font_PT_Astra_Serif_4.ttf" manifest:media-type="application/x-font-ttf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roman" style:font-pitch="variabl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>
      <svg:font-face-src>
        <svg:font-face-uri xlink:href="Fonts/Font_Lohit_Devanagari_1.ttf" xlink:type="simple" loext:font-style="normal" loext:font-weight="normal">
          <svg:font-face-format svg:string="truetype"/>
        </svg:font-face-uri>
      </svg:font-face-src>
    </style:font-face>
    <style:font-face style:name="Lohit Devanagari1" svg:font-family="'Lohit Devanagari'" style:font-family-generic="system" style:font-pitch="variable"/>
    <style:font-face style:name="NSimSun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>
      <svg:font-face-src>
        <svg:font-face-uri xlink:href="Fonts/Font_PT_Astra_Sans_1.ttf" xlink:type="simple" loext:font-style="normal" loext:font-weight="bold">
          <svg:font-face-format svg:string="truetype"/>
        </svg:font-face-uri>
        <svg:font-face-uri xlink:href="Fonts/Font_PT_Astra_Sans_2.ttf" xlink:type="simple" loext:font-style="italic" loext:font-weight="bold">
          <svg:font-face-format svg:string="truetype"/>
        </svg:font-face-uri>
      </svg:font-face-src>
    </style:font-face>
    <style:font-face style:name="PT Astra Serif" svg:font-family="'PT Astra Serif'" style:font-family-generic="roman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1" svg:font-family="'PT Astra Serif'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2" svg:font-family="'PT Astra Serif'" style:font-adornments="Жирный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3" svg:font-family="'PT Astra Serif'" style:font-adornments="Жирный 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4" svg:font-family="'PT Astra Serif'" style:font-adornments="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Source Code Pro Semibold" svg:font-family="'Source Code Pro Semibold'" style:font-adornments="Полужирный" style:font-pitch="fixed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RW Gothic L" svg:font-family="'URW Gothic L'" style:font-adornments="Обычный" style:font-family-generic="swiss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Text_20_body" style:master-page-name="First_20_Page">
      <style:paragraph-properties fo:line-height="100%" fo:text-align="center" style:justify-single-word="false" style:page-number="auto"/>
      <style:text-properties style:use-window-font-color="true" loext:opacity="0%" officeooo:paragraph-rsid="000c0b9d"/>
    </style:style>
    <style:style style:name="P2" style:family="paragraph" style:parent-style-name="Text_20_body">
      <style:paragraph-properties fo:line-height="100%" fo:text-align="center" style:justify-single-word="false"/>
      <style:text-properties style:use-window-font-color="true" loext:opacity="0%" officeooo:paragraph-rsid="000c0b9d"/>
    </style:style>
    <style:style style:name="P3" style:family="paragraph" style:parent-style-name="Text_20_body">
      <style:paragraph-properties fo:line-height="100%" fo:text-align="center" style:justify-single-word="false"/>
      <style:text-properties fo:font-variant="normal" fo:text-transform="none" style:use-window-font-color="true" loext:opacity="0%" style:font-name="PT Astra Serif1" fo:font-size="14pt" fo:letter-spacing="normal" fo:font-style="normal" fo:font-weight="normal" style:font-size-asian="14pt" style:font-size-complex="14pt"/>
    </style:style>
    <style:style style:name="P4" style:family="paragraph" style:parent-style-name="Text_20_body">
      <style:paragraph-properties fo:line-height="100%" fo:text-align="center" style:justify-single-word="false"/>
    </style:style>
    <style:style style:name="P5" style:family="paragraph" style:parent-style-name="Text_20_body">
      <style:paragraph-properties fo:text-align="center" style:justify-single-word="false"/>
      <style:text-properties style:use-window-font-color="true" loext:opacity="0%"/>
    </style:style>
    <style:style style:name="P6" style:family="paragraph" style:parent-style-name="Text_20_body">
      <style:paragraph-properties fo:text-align="center" style:justify-single-word="false"/>
      <style:text-properties style:use-window-font-color="true" loext:opacity="0%" officeooo:rsid="005c2ed8" officeooo:paragraph-rsid="005c2ed8"/>
    </style:style>
    <style:style style:name="P7" style:family="paragraph" style:parent-style-name="Text_20_body">
      <style:paragraph-properties fo:text-align="center" style:justify-single-word="false"/>
      <style:text-properties style:use-window-font-color="true" loext:opacity="0%" fo:font-size="16pt" style:font-size-asian="16pt" style:font-size-complex="16pt"/>
    </style:style>
    <style:style style:name="P8" style:family="paragraph" style:parent-style-name="Text_20_body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fo:background-color="transparent"/>
      <style:text-properties style:use-window-font-color="true" loext:opacity="0%" officeooo:rsid="005c2ed8" officeooo:paragraph-rsid="005c2ed8"/>
    </style:style>
    <style:style style:name="P9" style:family="paragraph" style:parent-style-name="Заголовок_20_1_20_титул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fo:background-color="transparent"/>
      <style:text-properties style:use-window-font-color="true" loext:opacity="0%" officeooo:rsid="0039bf97" officeooo:paragraph-rsid="00328e42"/>
    </style:style>
    <style:style style:name="P10" style:family="paragraph" style:parent-style-name="Заголовок_20_2_20_титул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fo:background-color="transparent"/>
      <style:text-properties style:use-window-font-color="true" loext:opacity="0%"/>
    </style:style>
    <style:style style:name="P11" style:family="paragraph" style:parent-style-name="Heading_20_1">
      <style:paragraph-properties fo:margin-left="0cm" fo:margin-right="0cm" fo:text-align="center" style:justify-single-word="false" fo:text-indent="0cm" style:auto-text-indent="false" fo:keep-with-next="always"/>
      <style:text-properties style:use-window-font-color="true" loext:opacity="0%" fo:language="ru" fo:country="RU" officeooo:rsid="01d8344a" officeooo:paragraph-rsid="01d8344a"/>
    </style:style>
    <style:style style:name="P12" style:family="paragraph" style:parent-style-name="Заголовок_20_2_20_титул">
      <style:text-properties style:use-window-font-color="true" loext:opacity="0%"/>
    </style:style>
    <style:style style:name="P13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style:use-window-font-color="true" loext:opacity="0%" officeooo:paragraph-rsid="0039bf97"/>
    </style:style>
    <style:style style:name="P14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style:use-window-font-color="true" loext:opacity="0%" officeooo:rsid="01d2a7dc" officeooo:paragraph-rsid="01d2a7dc"/>
    </style:style>
    <style:style style:name="P15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style:use-window-font-color="true" loext:opacity="0%" officeooo:rsid="00160c15" officeooo:paragraph-rsid="00160dc7"/>
    </style:style>
    <style:style style:name="P16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style:use-window-font-color="true" loext:opacity="0%" fo:font-weight="bold" officeooo:rsid="001faded" officeooo:paragraph-rsid="00160dc7" style:font-weight-asian="bold" style:font-weight-complex="bold"/>
    </style:style>
    <style:style style:name="P17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style:use-window-font-color="true" loext:opacity="0%" officeooo:paragraph-rsid="00328e42"/>
    </style:style>
    <style:style style:name="P18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style:use-window-font-color="true" loext:opacity="0%" officeooo:rsid="0039bf97" officeooo:paragraph-rsid="0039bf97"/>
    </style:style>
    <style:style style:name="P19" style:family="paragraph" style:parent-style-name="Text_20_body">
      <style:paragraph-properties fo:line-height="100%"/>
      <style:text-properties style:use-window-font-color="true" loext:opacity="0%"/>
    </style:style>
    <style:style style:name="P20" style:family="paragraph" style:parent-style-name="Text_20_body">
      <style:paragraph-properties fo:line-height="100%" fo:text-align="center" style:justify-single-word="false"/>
      <style:text-properties style:use-window-font-color="true" loext:opacity="0%"/>
    </style:style>
    <style:style style:name="P21" style:family="paragraph" style:parent-style-name="Text_20_body">
      <style:paragraph-properties fo:line-height="100%" fo:text-align="center" style:justify-single-word="false"/>
      <style:text-properties officeooo:rsid="00581175"/>
    </style:style>
    <style:style style:name="P22" style:family="paragraph" style:parent-style-name="Heading_20_1">
      <style:paragraph-properties fo:margin-left="1.251cm" fo:margin-right="0cm" fo:margin-top="0cm" fo:margin-bottom="0cm" style:contextual-spacing="false" fo:text-indent="0cm" style:auto-text-indent="false" fo:keep-with-next="always"/>
    </style:style>
    <style:style style:name="P23" style:family="paragraph" style:parent-style-name="Heading_20_3">
      <style:text-properties officeooo:paragraph-rsid="01db9611"/>
    </style:style>
    <style:style style:name="P24" style:family="paragraph" style:parent-style-name="Text_20_body" style:list-style-name="L1">
      <style:text-properties officeooo:paragraph-rsid="01db9611"/>
    </style:style>
    <style:style style:name="P25" style:family="paragraph" style:parent-style-name="Heading_20_3">
      <style:paragraph-properties fo:margin-top="0.247cm" fo:margin-bottom="0.212cm" style:contextual-spacing="false" fo:keep-with-next="always"/>
      <style:text-properties style:use-window-font-color="true" loext:opacity="0%" style:font-name="PT Astra Serif2" fo:font-size="16pt" fo:font-style="italic" officeooo:rsid="01db9611" officeooo:paragraph-rsid="01dc7fc5" style:font-name-asian="Tahoma" style:font-size-asian="16pt" style:font-style-asian="italic" style:font-name-complex="Lohit Devanagari1" style:font-size-complex="16pt" style:font-style-complex="italic"/>
    </style:style>
    <style:style style:name="P26" style:family="paragraph" style:parent-style-name="Text_20_body" style:list-style-name="">
      <style:paragraph-properties fo:margin-top="0.247cm" fo:margin-bottom="0.212cm" style:contextual-spacing="false"/>
      <style:text-properties style:use-window-font-color="true" loext:opacity="0%" style:font-name="PT Astra Serif2" fo:font-size="14pt" fo:font-style="normal" officeooo:rsid="01dc7fc5" officeooo:paragraph-rsid="01dc7fc5" style:font-name-asian="Tahoma" style:font-size-asian="14pt" style:font-style-asian="normal" style:font-name-complex="Lohit Devanagari1" style:font-size-complex="14pt" style:font-style-complex="normal"/>
    </style:style>
    <style:style style:name="P27" style:family="paragraph" style:parent-style-name="Text_20_body" style:list-style-name="L2">
      <style:paragraph-properties fo:margin-top="0.247cm" fo:margin-bottom="0.212cm" style:contextual-spacing="false"/>
      <style:text-properties style:use-window-font-color="true" loext:opacity="0%" style:font-name="PT Astra Serif2" fo:font-size="14pt" fo:font-style="normal" officeooo:rsid="01db9611" officeooo:paragraph-rsid="01dc7fc5" style:font-name-asian="Tahoma" style:font-size-asian="14pt" style:font-style-asian="normal" style:font-name-complex="Lohit Devanagari1" style:font-size-complex="14pt" style:font-style-complex="normal"/>
    </style:style>
    <style:style style:name="P28" style:family="paragraph" style:parent-style-name="Text_20_body" style:list-style-name="L2">
      <style:paragraph-properties fo:margin-top="0.247cm" fo:margin-bottom="0.212cm" style:contextual-spacing="false"/>
      <style:text-properties style:use-window-font-color="true" loext:opacity="0%" style:font-name="PT Astra Serif2" fo:font-size="14pt" fo:language="en" fo:country="US" fo:font-style="normal" officeooo:rsid="01dc7fc5" officeooo:paragraph-rsid="01dc7fc5" style:font-name-asian="Tahoma" style:font-size-asian="14pt" style:font-style-asian="normal" style:font-name-complex="Lohit Devanagari1" style:font-size-complex="14pt" style:font-style-complex="normal"/>
    </style:style>
    <style:style style:name="P29" style:family="paragraph" style:parent-style-name="Text_20_body" style:list-style-name="">
      <style:paragraph-properties fo:margin-top="0.247cm" fo:margin-bottom="0.212cm" style:contextual-spacing="false"/>
      <style:text-properties style:use-window-font-color="true" loext:opacity="0%" style:font-name="PT Astra Serif2" fo:font-size="14pt" fo:language="ru" fo:country="RU" fo:font-style="normal" officeooo:rsid="01dc7fc5" officeooo:paragraph-rsid="01dc7fc5" style:font-name-asian="Tahoma" style:font-size-asian="14pt" style:font-style-asian="normal" style:font-name-complex="Lohit Devanagari1" style:font-size-complex="14pt" style:font-style-complex="normal"/>
    </style:style>
    <style:style style:name="P30" style:family="paragraph" style:parent-style-name="Text_20_body" style:list-style-name="L3">
      <style:paragraph-properties fo:margin-top="0.247cm" fo:margin-bottom="0.212cm" style:contextual-spacing="false"/>
      <style:text-properties style:use-window-font-color="true" loext:opacity="0%" style:font-name="PT Astra Serif2" fo:font-size="14pt" fo:language="en" fo:country="US" fo:font-style="normal" officeooo:rsid="01dc7fc5" officeooo:paragraph-rsid="01dc7fc5" style:font-name-asian="Tahoma" style:font-size-asian="14pt" style:font-style-asian="normal" style:font-name-complex="Lohit Devanagari1" style:font-size-complex="14pt" style:font-style-complex="normal"/>
    </style:style>
    <style:style style:name="P31" style:family="paragraph" style:parent-style-name="Text_20_body" style:list-style-name="L4">
      <style:paragraph-properties fo:margin-top="0.247cm" fo:margin-bottom="0.212cm" style:contextual-spacing="false"/>
      <style:text-properties style:use-window-font-color="true" loext:opacity="0%" style:font-name="PT Astra Serif2" fo:font-size="14pt" fo:language="en" fo:country="US" fo:font-style="normal" officeooo:rsid="01dc7fc5" officeooo:paragraph-rsid="01dc7fc5" style:font-name-asian="Tahoma" style:font-size-asian="14pt" style:font-style-asian="normal" style:font-name-complex="Lohit Devanagari1" style:font-size-complex="14pt" style:font-style-complex="normal"/>
    </style:style>
    <style:style style:name="P32" style:family="paragraph" style:parent-style-name="Heading_20_3">
      <style:paragraph-properties fo:margin-top="0.247cm" fo:margin-bottom="0.212cm" style:contextual-spacing="false" fo:keep-with-next="always"/>
      <style:text-properties style:use-window-font-color="true" loext:opacity="0%" style:font-name="PT Astra Serif2" fo:font-size="16pt" fo:font-style="italic" officeooo:rsid="01db9611" officeooo:paragraph-rsid="01db9611" style:font-name-asian="Tahoma" style:font-size-asian="16pt" style:font-style-asian="italic" style:font-name-complex="Lohit Devanagari1" style:font-size-complex="16pt" style:font-style-complex="italic"/>
    </style:style>
    <style:style style:name="P33" style:family="paragraph" style:parent-style-name="Text_20_body" style:list-style-name="L5">
      <style:paragraph-properties fo:margin-top="0.247cm" fo:margin-bottom="0.212cm" style:contextual-spacing="false"/>
      <style:text-properties style:use-window-font-color="true" loext:opacity="0%" style:font-name="PT Astra Serif2" fo:font-size="14pt" fo:language="en" fo:country="US" fo:font-style="normal" officeooo:rsid="01dc7fc5" officeooo:paragraph-rsid="01dc7fc5" style:font-name-asian="Tahoma" style:font-size-asian="14pt" style:font-style-asian="normal" style:font-name-complex="Lohit Devanagari1" style:font-size-complex="14pt" style:font-style-complex="normal"/>
    </style:style>
    <style:style style:name="P34" style:family="paragraph" style:parent-style-name="Text_20_body" style:list-style-name="L6">
      <style:paragraph-properties fo:margin-top="0.247cm" fo:margin-bottom="0.212cm" style:contextual-spacing="false"/>
      <style:text-properties style:use-window-font-color="true" loext:opacity="0%" style:font-name="PT Astra Serif2" fo:font-size="14pt" fo:language="en" fo:country="US" fo:font-style="normal" officeooo:rsid="01dc7fc5" officeooo:paragraph-rsid="01dc7fc5" style:font-name-asian="Tahoma" style:font-size-asian="14pt" style:font-style-asian="normal" style:font-name-complex="Lohit Devanagari1" style:font-size-complex="14pt" style:font-style-complex="normal"/>
    </style:style>
    <style:style style:name="P35" style:family="paragraph" style:parent-style-name="Heading_20_3">
      <style:paragraph-properties fo:margin-top="0.247cm" fo:margin-bottom="0.212cm" style:contextual-spacing="false" fo:keep-with-next="always"/>
      <style:text-properties style:use-window-font-color="true" loext:opacity="0%" style:font-name="PT Astra Serif2" fo:font-size="16pt" fo:font-style="italic" officeooo:rsid="01db9611" officeooo:paragraph-rsid="01e4fc45" style:font-name-asian="Tahoma" style:font-size-asian="16pt" style:font-style-asian="italic" style:font-name-complex="Lohit Devanagari1" style:font-size-complex="16pt" style:font-style-complex="italic"/>
    </style:style>
    <style:style style:name="P36" style:family="paragraph" style:parent-style-name="Text_20_body" style:list-style-name="">
      <style:paragraph-properties fo:margin-top="0.247cm" fo:margin-bottom="0.212cm" style:contextual-spacing="false"/>
      <style:text-properties style:use-window-font-color="true" loext:opacity="0%" style:font-name="PT Astra Serif2" fo:font-size="14pt" fo:font-style="normal" officeooo:rsid="01dc7fc5" officeooo:paragraph-rsid="01e4fc45" style:font-name-asian="Tahoma" style:font-size-asian="14pt" style:font-style-asian="normal" style:font-name-complex="Lohit Devanagari1" style:font-size-complex="14pt" style:font-style-complex="normal"/>
    </style:style>
    <style:style style:name="P37" style:family="paragraph" style:parent-style-name="Text_20_body" style:list-style-name="L5">
      <style:paragraph-properties fo:margin-top="0.247cm" fo:margin-bottom="0.212cm" style:contextual-spacing="false"/>
      <style:text-properties style:use-window-font-color="true" loext:opacity="0%" style:font-name="PT Astra Serif2" fo:font-size="14pt" fo:language="ru" fo:country="RU" fo:font-style="normal" officeooo:rsid="01e4fc45" officeooo:paragraph-rsid="01e4fc45" style:font-name-asian="Tahoma" style:font-size-asian="14pt" style:font-style-asian="normal" style:font-name-complex="Lohit Devanagari1" style:font-size-complex="14pt" style:font-style-complex="normal"/>
    </style:style>
    <style:style style:name="P38" style:family="paragraph" style:parent-style-name="Text_20_body" style:list-style-name="">
      <style:paragraph-properties fo:margin-top="0.247cm" fo:margin-bottom="0.212cm" style:contextual-spacing="false"/>
      <style:text-properties style:use-window-font-color="true" loext:opacity="0%" style:font-name="PT Astra Serif2" fo:font-size="14pt" fo:language="ru" fo:country="RU" fo:font-style="normal" officeooo:rsid="01dc7fc5" officeooo:paragraph-rsid="01e4fc45" style:font-name-asian="Tahoma" style:font-size-asian="14pt" style:font-style-asian="normal" style:font-name-complex="Lohit Devanagari1" style:font-size-complex="14pt" style:font-style-complex="normal"/>
    </style:style>
    <style:style style:name="P39" style:family="paragraph" style:parent-style-name="Text_20_body" style:list-style-name="">
      <style:paragraph-properties fo:margin-top="0.247cm" fo:margin-bottom="0.212cm" style:contextual-spacing="false"/>
      <style:text-properties style:use-window-font-color="true" loext:opacity="0%" style:font-name="PT Astra Serif2" fo:font-size="14pt" fo:language="ru" fo:country="RU" fo:font-style="normal" officeooo:rsid="01e4fc45" officeooo:paragraph-rsid="01e4fc45" style:font-name-asian="Tahoma" style:font-size-asian="14pt" style:font-style-asian="normal" style:font-name-complex="Lohit Devanagari1" style:font-size-complex="14pt" style:font-style-complex="normal"/>
    </style:style>
    <style:style style:name="P40" style:family="paragraph" style:parent-style-name="Heading_20_2">
      <style:text-properties officeooo:paragraph-rsid="01e4fc45"/>
    </style:style>
    <style:style style:name="P41" style:family="paragraph" style:parent-style-name="Text_20_body" style:list-style-name="L7">
      <style:paragraph-properties fo:text-align="start" style:justify-single-word="false"/>
      <style:text-properties officeooo:paragraph-rsid="01e63fcf"/>
    </style:style>
    <style:style style:name="P42" style:family="paragraph" style:parent-style-name="Heading_20_3">
      <style:paragraph-properties fo:margin-top="0.247cm" fo:margin-bottom="0.212cm" style:contextual-spacing="false" fo:keep-with-next="always"/>
      <style:text-properties style:use-window-font-color="true" loext:opacity="0%" style:font-name="PT Astra Serif2" fo:font-style="italic" fo:font-weight="bold" style:font-name-asian="Tahoma" style:font-style-asian="italic" style:font-weight-asian="bold" style:font-name-complex="Lohit Devanagari1" style:font-style-complex="italic" style:font-weight-complex="bold"/>
    </style:style>
    <style:style style:name="P43" style:family="paragraph" style:parent-style-name="Text_20_body" style:list-style-name="L8"/>
    <style:style style:name="P44" style:family="paragraph" style:parent-style-name="Text_20_body" style:list-style-name="L9"/>
    <style:style style:name="P45" style:family="paragraph" style:parent-style-name="Text_20_body" style:list-style-name="L10"/>
    <style:style style:name="P46" style:family="paragraph" style:parent-style-name="Text_20_body" style:list-style-name="L11"/>
    <style:style style:name="P47" style:family="paragraph" style:parent-style-name="Text_20_body" style:list-style-name="L12"/>
    <style:style style:name="P48" style:family="paragraph" style:parent-style-name="Text_20_body" style:list-style-name="L13"/>
    <style:style style:name="P49" style:family="paragraph" style:parent-style-name="Text_20_body" style:list-style-name="L14"/>
    <style:style style:name="P50" style:family="paragraph" style:parent-style-name="Text_20_body">
      <style:text-properties officeooo:paragraph-rsid="01de7fc1"/>
    </style:style>
    <style:style style:name="P51" style:family="paragraph" style:parent-style-name="Text_20_body" style:list-style-name="L15"/>
    <style:style style:name="P52" style:family="paragraph" style:parent-style-name="Text_20_body" style:list-style-name="L16"/>
    <style:style style:name="P53" style:family="paragraph" style:parent-style-name="Text_20_body" style:list-style-name="L17"/>
    <style:style style:name="P54" style:family="paragraph" style:parent-style-name="Text_20_body" style:list-style-name="L18"/>
    <style:style style:name="P55" style:family="paragraph" style:parent-style-name="Text_20_body" style:list-style-name="L19"/>
    <style:style style:name="P56" style:family="paragraph" style:parent-style-name="Text_20_body" style:list-style-name="L20"/>
    <style:style style:name="P57" style:family="paragraph" style:parent-style-name="Text_20_body" style:list-style-name="L21"/>
    <style:style style:name="P58" style:family="paragraph" style:parent-style-name="Text_20_body" style:list-style-name="L22"/>
    <style:style style:name="P59" style:family="paragraph" style:parent-style-name="Text_20_body" style:list-style-name="L23"/>
    <style:style style:name="P60" style:family="paragraph" style:parent-style-name="Text_20_body" style:list-style-name="L24"/>
    <style:style style:name="P61" style:family="paragraph" style:parent-style-name="Text_20_body" style:list-style-name="L25"/>
    <style:style style:name="P62" style:family="paragraph" style:parent-style-name="Text_20_body" style:list-style-name="L26"/>
    <style:style style:name="P63" style:family="paragraph" style:parent-style-name="Text_20_body" style:list-style-name="L27"/>
    <style:style style:name="P64" style:family="paragraph" style:parent-style-name="Text_20_body" style:list-style-name="L28">
      <style:text-properties officeooo:rsid="01e7f527" officeooo:paragraph-rsid="01e7f527"/>
    </style:style>
    <style:style style:name="P65" style:family="paragraph" style:parent-style-name="Text_20_body" style:list-style-name="L29"/>
    <style:style style:name="P66" style:family="paragraph" style:parent-style-name="Text_20_body" style:list-style-name="L30"/>
    <style:style style:name="P67" style:family="paragraph" style:parent-style-name="Text_20_body">
      <style:paragraph-properties fo:margin-left="0.035cm" fo:margin-right="0cm" fo:margin-top="0.016cm" fo:margin-bottom="0cm" style:contextual-spacing="false"/>
      <style:text-properties fo:letter-spacing="-0.009cm"/>
    </style:style>
    <style:style style:name="P68" style:family="paragraph" style:parent-style-name="Frame_20_contents">
      <style:paragraph-properties fo:margin-left="0.035cm" fo:margin-right="0cm" fo:margin-top="0.018cm" fo:margin-bottom="0cm" style:contextual-spacing="false" fo:text-align="start" style:justify-single-word="false" fo:text-indent="0cm" style:auto-text-indent="false"/>
    </style:style>
    <style:style style:name="P69" style:family="paragraph" style:parent-style-name="Text_20_body">
      <style:paragraph-properties fo:margin-left="0.035cm" fo:margin-right="0cm" fo:margin-top="0.018cm" fo:margin-bottom="0cm" style:contextual-spacing="false"/>
      <style:text-properties fo:letter-spacing="-0.009cm"/>
    </style:style>
    <style:style style:name="P70" style:family="paragraph" style:parent-style-name="Text_20_body">
      <style:paragraph-properties fo:margin-left="0.035cm" fo:margin-right="0cm" fo:margin-top="0.016cm" fo:margin-bottom="0cm" style:contextual-spacing="false"/>
    </style:style>
    <style:style style:name="P71" style:family="paragraph">
      <loext:graphic-properties draw:fill="none"/>
      <style:paragraph-properties fo:text-align="start"/>
      <style:text-properties fo:font-size="18pt"/>
    </style:style>
    <style:style style:name="P72" style:family="paragraph" style:parent-style-name="Text_20_body">
      <style:paragraph-properties fo:margin-left="0.035cm" fo:margin-right="0cm" fo:margin-top="0.018cm" fo:margin-bottom="0cm" style:contextual-spacing="false"/>
    </style:style>
    <style:style style:name="T1" style:family="text">
      <style:text-properties fo:font-variant="normal" fo:text-transform="none" style:use-window-font-color="true" loext:opacity="0%" style:font-name="PT Astra Serif1" fo:font-size="14pt" fo:letter-spacing="normal" fo:font-weight="normal" style:font-size-asian="14pt" style:font-size-complex="14pt"/>
    </style:style>
    <style:style style:name="T2" style:family="text">
      <style:text-properties officeooo:rsid="01dfb287"/>
    </style:style>
    <style:style style:name="T3" style:family="text">
      <style:text-properties style:font-name="PT Astra Serif2" fo:font-size="20.7999992370605pt" fo:font-weight="bold" officeooo:rsid="01a59195" style:font-name-asian="Tahoma" style:font-size-asian="18.2000007629395pt" style:font-weight-asian="bold" style:font-name-complex="Lohit Devanagari1" style:font-size-complex="18.2000007629395pt" style:font-weight-complex="bold"/>
    </style:style>
    <style:style style:name="T4" style:family="text">
      <style:text-properties style:font-name="PT Astra Serif2" fo:font-size="20.7999992370605pt" fo:font-weight="bold" style:font-name-asian="Tahoma" style:font-size-asian="18.2000007629395pt" style:font-weight-asian="bold" style:font-name-complex="Lohit Devanagari1" style:font-size-complex="18.2000007629395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328e42" style:font-weight-asian="bold" style:font-weight-complex="bold"/>
    </style:style>
    <style:style style:name="T7" style:family="text">
      <style:text-properties officeooo:rsid="00328e42"/>
    </style:style>
    <style:style style:name="T8" style:family="text">
      <style:text-properties officeooo:rsid="0039bf97"/>
    </style:style>
    <style:style style:name="T9" style:family="text">
      <style:text-properties officeooo:rsid="01d2a7dc"/>
    </style:style>
    <style:style style:name="T10" style:family="text">
      <style:text-properties officeooo:rsid="00160dc7"/>
    </style:style>
    <style:style style:name="T11" style:family="text">
      <style:text-properties officeooo:rsid="011b053c"/>
    </style:style>
    <style:style style:name="T12" style:family="text">
      <style:text-properties fo:language="ru" fo:country="RU" officeooo:rsid="005e1027"/>
    </style:style>
    <style:style style:name="T13" style:family="text">
      <style:text-properties style:use-window-font-color="true" loext:opacity="0%"/>
    </style:style>
    <style:style style:name="T14" style:family="text">
      <style:text-properties style:use-window-font-color="true" loext:opacity="0%" fo:font-style="normal" style:font-style-asian="normal" style:font-style-complex="normal"/>
    </style:style>
    <style:style style:name="T15" style:family="text">
      <style:text-properties style:use-window-font-color="true" loext:opacity="0%" fo:font-style="normal" officeooo:rsid="0039bf97" style:font-style-asian="normal" style:font-style-complex="normal"/>
    </style:style>
    <style:style style:name="T16" style:family="text">
      <style:text-properties style:use-window-font-color="true" loext:opacity="0%" fo:font-style="normal" officeooo:rsid="00e01459" style:font-style-asian="normal" style:font-style-complex="normal"/>
    </style:style>
    <style:style style:name="T17" style:family="text">
      <style:text-properties officeooo:rsid="01d3f5ba"/>
    </style:style>
    <style:style style:name="T18" style:family="text">
      <style:text-properties officeooo:rsid="01d9b67f"/>
    </style:style>
    <style:style style:name="T19" style:family="text">
      <style:text-properties officeooo:rsid="01db9611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1e4fc45" style:font-weight-asian="normal" style:font-weight-complex="normal"/>
    </style:style>
    <style:style style:name="T22" style:family="text">
      <style:text-properties officeooo:rsid="01dc7fc5"/>
    </style:style>
    <style:style style:name="T23" style:family="text">
      <style:text-properties officeooo:rsid="01e4fc45"/>
    </style:style>
    <style:style style:name="T24" style:family="text">
      <style:text-properties fo:language="en" fo:country="US" officeooo:rsid="01e45ba5"/>
    </style:style>
    <style:style style:name="T25" style:family="text">
      <style:text-properties fo:language="en" fo:country="US"/>
    </style:style>
    <style:style style:name="T26" style:family="text">
      <style:text-properties fo:language="en" fo:country="US" officeooo:rsid="01e3c64f"/>
    </style:style>
    <style:style style:name="T27" style:family="text">
      <style:text-properties fo:language="en" fo:country="US" officeooo:rsid="01e4fc45"/>
    </style:style>
    <style:style style:name="T28" style:family="text">
      <style:text-properties officeooo:rsid="01e92599"/>
    </style:style>
    <style:style style:name="T29" style:family="text">
      <style:text-properties fo:language="en" fo:country="US" officeooo:rsid="01d7c6cf"/>
    </style:style>
    <style:style style:name="T30" style:family="text">
      <style:text-properties fo:language="en" fo:country="US" officeooo:rsid="01e29310"/>
    </style:style>
    <style:style style:name="T31" style:family="text">
      <style:text-properties officeooo:rsid="01d7c6cf"/>
    </style:style>
    <style:style style:name="T32" style:family="text">
      <style:text-properties officeooo:rsid="01e63fcf"/>
    </style:style>
    <style:style style:name="T33" style:family="text">
      <style:text-properties fo:font-size="10pt" style:font-size-asian="10pt"/>
    </style:style>
    <style:style style:name="T34" style:family="text">
      <style:text-properties fo:font-size="10pt" fo:letter-spacing="-0.009cm" style:font-size-asian="10pt"/>
    </style:style>
    <style:style style:name="T35" style:family="text">
      <style:text-properties fo:letter-spacing="-0.009cm"/>
    </style:style>
    <style:style style:name="fr1" style:family="graphic" style:parent-style-name="Frame">
      <style:graphic-properties fo:margin-left="0cm" fo:margin-right="0cm" style:run-through="background" style:wrap="run-through" style:number-wrapped-paragraphs="no-limit" style:vertical-pos="from-top" style:vertical-rel="page" style:horizontal-pos="from-left" style:horizontal-rel="page" draw:opacity="0%" fo:padding="0cm" fo:border="none" style:writing-mode="lr-tb" draw:wrap-influence-on-position="once-concurrent" loext:allow-overlap="true" draw:textarea-vertical-align="top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 style:parent-style-name="Frame">
      <style:graphic-properties draw:stroke="none" svg:stroke-width="0cm" draw:fill="none" loext:fill-use-slide-background="false" draw:textarea-vertical-align="top" draw:auto-grow-height="false" fo:min-height="0.621cm" fo:min-width="0.679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cm" draw:fill="none" loext:fill-use-slide-background="false" draw:textarea-vertical-align="top" draw:auto-grow-height="false" fo:min-height="0.462cm" fo:min-width="0.429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3" style:family="graphic" style:parent-style-name="Frame">
      <style:graphic-properties draw:stroke="none" svg:stroke-width="0cm" draw:fill="none" loext:fill-use-slide-background="false" draw:textarea-vertical-align="top" draw:auto-grow-height="false" fo:min-height="0.542cm" fo:min-width="0.496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Рис."/>
        <text:sequence-decl text:display-outline-level="0" text:name="Листинг"/>
      </text:sequence-decls>
      <text:p text:style-name="P1">Министерство образования, науки и молодежной политики</text:p>
      <text:p text:style-name="P2">Краснодарского <text:s/>края</text:p>
      <text:p text:style-name="P3">Государственное бюджетное профессиональное образовательное учреждение Краснодарского края «Ейский полипрофильный колледж»</text:p>
      <text:p text:style-name="P4"><text:span text:style-name="Emphasis"><text:span text:style-name="T1"/></text:span></text:p>
      <text:p text:style-name="P5"/>
      <text:p text:style-name="P5"/>
      <text:p text:style-name="P6"/>
      <text:p text:style-name="P7">СОПРОВОЖДЕНИЕ И ОБСЛУЖИВАНИЕ ПРОГРАММНОГО ОБЕСПЕЧЕНИЯ КОМПЬЮТЕРНЫХ СИСТЕМ</text:p>
      <text:p text:style-name="P8"/>
      <text:p text:style-name="P9"/>
      <text:p text:style-name="P9">ЛАБОРАТОРНАЯ РАБОТА №<text:span text:style-name="T2">2</text:span></text:p>
      <text:p text:style-name="P10">по теме:</text:p>
      <text:h text:style-name="P11" text:outline-level="1"><text:span text:style-name="T3">П</text:span><text:span text:style-name="T4">редварительное определение требований</text:span></text:h>
      <text:p text:style-name="P12"/>
      <text:p text:style-name="P12"/>
      <text:p text:style-name="P13"><text:span text:style-name="T5">Выполн</text:span><text:span text:style-name="T6">ил:</text:span><text:span text:style-name="T7"> </text:span></text:p>
      <text:p text:style-name="P13"><text:span text:style-name="T8">студент ЕПК,</text:span> <text:span text:style-name="T8">группа </text:span><text:span text:style-name="T9">И-41</text:span> </text:p>
      <text:p text:style-name="P14">Григорян Эмиль Геворгович</text:p>
      <text:p text:style-name="P15"/>
      <text:p text:style-name="P16"><text:span text:style-name="T8">Проверил</text:span>:</text:p>
      <text:p text:style-name="P17"><text:span text:style-name="T8">преподаватель</text:span><text:span text:style-name="T10"> </text:span><text:span text:style-name="T11">спец</text:span><text:span text:style-name="T12">дисциплин</text:span></text:p>
      <text:p text:style-name="P18">Фомин А. Т.</text:p>
      <text:p text:style-name="P19"/>
      <text:p text:style-name="P19"/>
      <text:p text:style-name="P19"/>
      <text:p text:style-name="P19"/>
      <text:p text:style-name="P19"/>
      <text:p text:style-name="P20"/>
      <text:p text:style-name="P20"/>
      <text:p text:style-name="P20"/>
      <text:p text:style-name="P20"/>
      <text:p text:style-name="P21"><text:span text:style-name="Emphasis"><text:span text:style-name="T13"/></text:span></text:p>
      <text:p text:style-name="P4"><text:span text:style-name="T13">Ейск </text:span><text:span text:style-name="Emphasis"><text:span text:style-name="T14">20</text:span></text:span><text:span text:style-name="Emphasis"><text:span text:style-name="T15">2</text:span></text:span><text:span text:style-name="Emphasis"><text:span text:style-name="T16">5</text:span></text:span></text:p>
      <text:h text:style-name="P22" text:outline-level="1" text:is-list-header="true"><text:soft-page-break/><text:span text:style-name="T17">Предварительное определение требований</text:span></text:h>
      <text:h text:style-name="Heading_20_2" text:outline-level="2"><text:span text:style-name="T18">1 </text:span>Общее описание</text:h>
      <text:p text:style-name="Text_20_body">Разрабатываемая система представляет собой комплексное решение для автоматизации деятельности багетной мастерской. Продукт реализован как desktop-приложение с современным пользовательским интерфейсом, построенным на технологии Qt Quick. Система охватывает шесть основных функциональных модулей, распределенных между двумя категориями пользователей: продавцами и мастерами производства.</text:p>
      <text:p text:style-name="Text_20_body">Основной целью системы является создание единого информационного пространства, обеспечивающего эффективное управление всеми аспектами бизнеса - от первичного взаимодействия с клиентом до производства готовой продукции и анализа результатов деятельности. Система демонстрирует высокую степень интеграции между модулями, что исключает дублирование данных и обеспечивает их целостность.</text:p>
      <text:h text:style-name="Heading_20_2" text:outline-level="2"><text:span text:style-name="T18">2 </text:span>Функциональные требования</text:h>
      <text:h text:style-name="P23" text:outline-level="3"><text:span text:style-name="Strong_20_Emphasis"><text:span text:style-name="T18">2.</text:span></text:span><text:span text:style-name="Strong_20_Emphasis"><text:span text:style-name="T19">1</text:span></text:span><text:span text:style-name="Strong_20_Emphasis"><text:span text:style-name="T18"> </text:span></text:span><text:span text:style-name="Strong_20_Emphasis"><text:span text:style-name="T19">Общие требования</text:span></text:span></text:h>
      <text:list text:style-name="L1">
        <text:list-item>
          <text:p text:style-name="P24"><text:span text:style-name="Strong_20_Emphasis"><text:span text:style-name="T20">Авторизация пользователя в системе через страницу LoginPage. Доступ к функционалу определяется ролью пользователя («Продавец», «Мастер производства», </text:span></text:span><text:span text:style-name="Strong_20_Emphasis"><text:span text:style-name="T21">«Администратор»</text:span></text:span><text:span text:style-name="Strong_20_Emphasis"><text:span text:style-name="T20">);</text:span></text:span></text:p>
        </text:list-item>
        <text:list-item>
          <text:p text:style-name="P24"><text:span text:style-name="Strong_20_Emphasis"><text:span text:style-name="T20">Навигация между страницами системы с главной страницы Main.</text:span></text:span></text:p>
        </text:list-item>
      </text:list>
      <text:h text:style-name="P25" text:outline-level="3">2.<text:span text:style-name="T22">2</text:span> Функционал роли «<text:span text:style-name="T23">П</text:span>родавец»</text:h>
      <text:h text:style-name="P26" text:outline-level="3">Страница <text:span text:style-name="T24">Customers</text:span><text:span text:style-name="T25">Page</text:span><text:span text:style-name="T26">:</text:span></text:h>
      <text:list text:style-name="L2">
        <text:list-item>
          <text:h text:style-name="P27" text:outline-level="3">Формирование заявки (заказа) на изготовление багета. Заказ должен быть привязан к клиенту и содержать информацию о требуемых материалах и комплектующих;</text:h>
        </text:list-item>
        <text:list-item>
          <text:h text:style-name="P28" text:outline-level="3">Просмотр списка всех покупателей, совершивших покупку (готового товара или заказ на багет) за указанный период, с отображением их полных данных.</text:h>
        </text:list-item>
      </text:list>
      <text:h text:style-name="P29" text:outline-level="3">Страница <text:span text:style-name="T25">OrdersPage</text:span><text:span text:style-name="T26">:</text:span></text:h>
      <text:list text:style-name="L3">
        <text:list-item>
          <text:h text:style-name="P30" text:outline-level="3"><text:soft-page-break/>Формирование заявки (заказа) на изготовление багета. Заказ должен быть привязан к клиенту и содержать информацию о требуемых материалах и комплектующих;</text:h>
        </text:list-item>
        <text:list-item>
          <text:h text:style-name="P30" text:outline-level="3">Внесение отметки о получении заказчиком готовой работы (закрытие заказа).</text:h>
        </text:list-item>
      </text:list>
      <text:h text:style-name="P29" text:outline-level="3">Страница <text:span text:style-name="T25">SalePage:</text:span></text:h>
      <text:list text:style-name="L4">
        <text:list-item>
          <text:h text:style-name="P31" text:outline-level="3"> Добавление, изменение и удаление информации о готовых наборах вышивки;</text:h>
        </text:list-item>
        <text:list-item>
          <text:h text:style-name="P31" text:outline-level="3">Добавление, изменение и удаление информации о расходной фурнитуре для продажи;</text:h>
        </text:list-item>
        <text:list-item>
          <text:h text:style-name="P31" text:outline-level="3">Оформление продажи готовых наборов вышивки и расходной фурнитуры.</text:h>
        </text:list-item>
      </text:list>
      <text:h text:style-name="P32" text:outline-level="3">2.<text:span text:style-name="T22">3</text:span> Функционал роли «<text:span text:style-name="T23">М</text:span>астер производства»</text:h>
      <text:h text:style-name="P26" text:outline-level="3">Страница <text:span text:style-name="T25">MastersOrdersPage:</text:span></text:h>
      <text:list xml:id="list662802588" text:style-name="L5">
        <text:list-item>
          <text:h text:style-name="P33" text:outline-level="3">Просмотр списка заказов на изготовление багета, назначенных на данного мастера;</text:h>
        </text:list-item>
        <text:list-item>
          <text:h text:style-name="P33" text:outline-level="3">Изменение статуса заказа (например, "В работе", "Выполнено").</text:h>
        </text:list-item>
      </text:list>
      <text:h text:style-name="P29" text:outline-level="3">Страница <text:span text:style-name="T25">MastersProductsPage:</text:span></text:h>
      <text:list text:style-name="L6">
        <text:list-item>
          <text:h text:style-name="P34" text:outline-level="3">Добавление, изменение и удаление информации о материалах для изготовления рамок (багет, паспарту, стекло и т.д.);</text:h>
        </text:list-item>
        <text:list-item>
          <text:h text:style-name="P34" text:outline-level="3">Добавление, изменение и удаление данных о комплектующей фурнитуре для производства (уголки, крепления, подрамник и т.д.). Реализуется через механизм выбора таблицы (например, CheckBox).</text:h>
        </text:list-item>
      </text:list>
      <text:h text:style-name="P35" text:outline-level="3">2.<text:span text:style-name="T23">4</text:span> Функционал роли <text:span text:style-name="T23">«Администратор»</text:span></text:h>
      <text:h text:style-name="P36" text:outline-level="3">Страница <text:span text:style-name="T23">L</text:span><text:span text:style-name="T27">ogsPage</text:span><text:span text:style-name="T25">:</text:span></text:h>
      <text:list text:continue-list="list662802588" text:style-name="L5">
        <text:list-item text:start-value="1">
          <text:h text:style-name="P37" text:outline-level="3" text:restart-numbering="true" text:start-value="-1">Просмотр всех событий, происходящих в системе;</text:h>
        </text:list-item>
        <text:list-item>
          <text:h text:style-name="P37" text:outline-level="3"><text:soft-page-break/>Фильтрация событий по дате.</text:h>
        </text:list-item>
      </text:list>
      <text:h text:style-name="P38" text:outline-level="3">Страница <text:span text:style-name="T23">A</text:span><text:span text:style-name="T27">ccountManagementPage</text:span><text:span text:style-name="T25">:</text:span></text:h>
      <text:list text:continue-numbering="true" text:style-name="L5">
        <text:list-item text:start-value="1">
          <text:h text:style-name="P37" text:outline-level="3" text:restart-numbering="true" text:start-value="-1">Создание учетной записи сотрудника с назначением выбранной роли;</text:h>
        </text:list-item>
        <text:list-item>
          <text:h text:style-name="P37" text:outline-level="3">Редактирование данных учетной записи любого сотрудника.</text:h>
        </text:list-item>
      </text:list>
      <text:h text:style-name="P39" text:outline-level="3">Страница <text:span text:style-name="T25">DataManagementPage:</text:span></text:h>
      <text:list text:continue-numbering="true" text:style-name="L5">
        <text:list-item text:start-value="1">
          <text:h text:style-name="P37" text:outline-level="3" text:restart-numbering="true" text:start-value="-1">Просмотр статистики по количеству заказов и общей сумме за последние 30 дней с возможностью сохранения графика на устройство;</text:h>
        </text:list-item>
        <text:list-item>
          <text:h text:style-name="P37" text:outline-level="3">Экспорт и импорт таблиц базы данных;</text:h>
        </text:list-item>
        <text:list-item>
          <text:h text:style-name="P37" text:outline-level="3">Создание резервной копии базы данных (дампа) или загрузка существующей резервной копии в систему.</text:h>
        </text:list-item>
      </text:list>
      <text:h text:style-name="P40" text:outline-level="2"><text:span text:style-name="T18">3 </text:span>Требования к данным</text:h>
      <text:h text:style-name="P23" text:outline-level="3"><text:span text:style-name="T18">3.</text:span><text:span text:style-name="T19">1</text:span><text:span text:style-name="T18"> </text:span><text:span text:style-name="T19">Основные сущности и их атрибуты</text:span></text:h>
      <text:list text:style-name="L7">
        <text:list-item>
          <text:p text:style-name="P41">Пользователи (users):<text:line-break/>ID, Логин, Хэш_пароля, Роль, Дата_создания.</text:p>
        </text:list-item>
        <text:list-item>
          <text:p text:style-name="P41">Клиенты (customers):<text:line-break/>ID, ФИО, Телефон, Email, Адрес, ID_Сотрудника_создавшего (FK), Дата_регистрации.</text:p>
        </text:list-item>
        <text:list-item>
          <text:p text:style-name="P41">Заказы (orders):<text:line-break/>ID, Номер_заказа, ID_Клиента (FK), Тип_заказа (Изготовление рамки / Продажа товара), Итоговая_сумма, Статус, Комментарий, ID_Сотрудника_создавшего (FK), Дата_создания, Дата_завершения.</text:p>
        </text:list-item>
        <text:list-item>
          <text:p text:style-name="P41">Заказы на изготовление рам (frame_orders):<text:line-break/>ID, ID_Заказа (FK), Ширина, Высота, ID_Материала (FK), ID_Фурнитуры (FK), ID_Мастера (FK), Себестоимость, Цена_продажи, Специальные_инструкции.</text:p>
        </text:list-item>
        <text:list-item>
          <text:p text:style-name="P41">Материалы для производства (frame_materials):<text:line-break/>ID, Наименование, Тип, Цена_за_метр, Количество_на_складе (в метрах), Цвет, Ширина, Активность (мягкое удаление), ID_Сотрудника_создавшего (FK), Дата_создания.</text:p>
        </text:list-item>
        <text:list-item>
          <text:p text:style-name="P41"><text:soft-page-break/>Комплектующая фурнитура (component_furniture):<text:line-break/>ID, Наименование, Тип, Цена_за_единицу, Количество_на_складе (шт.), Активность, ID_Сотрудника_создавшего (FK), Дата_создания.</text:p>
        </text:list-item>
        <text:list-item>
          <text:p text:style-name="P41">Готовые наборы вышивки (embroidery_kits):<text:line-break/>ID, Наименование, Описание, Цена, Количество_на_складе, Активность, ID_Сотрудника_создавшего (FK), Дата_создания.</text:p>
        </text:list-item>
        <text:list-item>
          <text:p text:style-name="P41">Расходная фурнитура (consumable_furniture):<text:line-break/>ID, Наименование, Тип, Цена_за_единицу, Количество_на_складе, Единица_измерения, ID_Сотрудника_создавшего (FK), Дата_создания.</text:p>
        </text:list-item>
        <text:list-item>
          <text:p text:style-name="P41">Позиции заказа (order_items):<text:line-break/>ID, ID_Заказа (FK), ID_Набора (FK), ID_Расходной_фурнитуры (FK), Наименование_товара, Количество, Цена_за_единицу, Сумма_позиции.</text:p>
        </text:list-item>
        <text:list-item>
          <text:p text:style-name="P41">Журнал событий (event_logs):<text:line-break/>ID, Дата_и_время, Пользователь/Источник, Категория, Действие, Описание.</text:p>
        </text:list-item>
      </text:list>
      <text:h text:style-name="Heading_20_2" text:outline-level="2">4 Требования к внешним интерфейсам</text:h>
      <text:h text:style-name="P42" text:outline-level="3">4.1 Пользовательские интерфейсы</text:h>
      <text:p text:style-name="Text_20_body">Стандарты графического интерфейса:</text:p>
      <text:list text:style-name="L8">
        <text:list-item>
          <text:p text:style-name="P43">Соблюдение принципов Material Design;</text:p>
        </text:list-item>
        <text:list-item>
          <text:p text:style-name="P43">Единая цветовая схема: основная #3498db, акцентная #2ecc71;</text:p>
        </text:list-item>
        <text:list-item>
          <text:p text:style-name="P43">Шрифт: Segoe UI для Windows.</text:p>
        </text:list-item>
      </text:list>
      <text:p text:style-name="Text_20_body"/>
      <text:p text:style-name="Text_20_body">Эргономические требования:</text:p>
      <text:list text:style-name="L9">
        <text:list-item>
          <text:p text:style-name="P44">Размер экрана: минимальное разрешение 1280x720;</text:p>
        </text:list-item>
        <text:list-item>
          <text:p text:style-name="P44">Контрастность текста: не менее 4.5:1;</text:p>
        </text:list-item>
        <text:list-item>
          <text:p text:style-name="P44">Размер шрифта: основ<text:span text:style-name="T28">н</text:span>ой 14px, заголовки 16-20px.</text:p>
        </text:list-item>
      </text:list>
      <text:p text:style-name="Text_20_body"/>
      <text:p text:style-name="Text_20_body">Навигационные стандарты:</text:p>
      <text:list text:style-name="L10">
        <text:list-item>
          <text:p text:style-name="P45">Единая панель навигации между разделами;</text:p>
        </text:list-item>
        <text:list-item>
          <text:p text:style-name="P45">Кнопка "<text:span text:style-name="T28">Закрыть</text:span>" в диалоговых окнах;</text:p>
        </text:list-item>
        <text:list-item>
          <text:p text:style-name="P45">Горячие клавиши для частых операций.</text:p>
        </text:list-item>
      </text:list>
      <text:p text:style-name="Text_20_body"/>
      <text:p text:style-name="Text_20_body">Стандарты ввода данных:</text:p>
      <text:list text:style-name="L11">
        <text:list-item>
          <text:p text:style-name="P46">Валидация данных в реальном времени;</text:p>
        </text:list-item>
        <text:list-item>
          <text:p text:style-name="P46"><text:soft-page-break/>Подсказки при наведении на элементы управления;</text:p>
        </text:list-item>
        <text:list-item>
          <text:p text:style-name="P46">Сообщения об ошибках с конкретными рекомендациями.</text:p>
        </text:list-item>
      </text:list>
      <text:h text:style-name="Heading_20_3" text:outline-level="3"><text:span text:style-name="T29">4.2</text:span> Интерфейсы ПО</text:h>
      <text:p text:style-name="Text_20_body">Взаимодействие с операционной системой:</text:p>
      <text:list text:style-name="L12">
        <text:list-item>
          <text:p text:style-name="P47">Использование системных диалогов открытия/сохранения файлов;</text:p>
        </text:list-item>
        <text:list-item>
          <text:p text:style-name="P47">Поддержка системных шрифтов и тем оформления.</text:p>
        </text:list-item>
      </text:list>
      <text:p text:style-name="Text_20_body"/>
      <text:p text:style-name="Text_20_body">Управление базой данных:</text:p>
      <text:list text:style-name="L13">
        <text:list-item>
          <text:p text:style-name="P48">Интерфейс доступа к <text:span text:style-name="T30">PostgreSQL</text:span> через Qt SQL;</text:p>
        </text:list-item>
        <text:list-item>
          <text:p text:style-name="P48">Транзакционная обработка критических операций;</text:p>
        </text:list-item>
        <text:list-item>
          <text:p text:style-name="P48">Оптимизированные запросы для работы с большими объемами данных.</text:p>
        </text:list-item>
      </text:list>
      <text:p text:style-name="Text_20_body"/>
      <text:p text:style-name="Text_20_body">Модульная архитектура:</text:p>
      <text:list text:style-name="L14">
        <text:list-item>
          <text:p text:style-name="P49">Четкое разделение между UI, бизнес-логикой и доступом к данным;</text:p>
        </text:list-item>
        <text:list-item>
          <text:p text:style-name="P49">Использование сигналов и слотов для межмодульного взаимодействия;</text:p>
        </text:list-item>
        <text:list-item>
          <text:p text:style-name="P49">Поддержка плагинов для будущего расширения функциональности.</text:p>
        </text:list-item>
      </text:list>
      <text:p text:style-name="Text_20_body"/>
      <text:h text:style-name="Heading_20_3" text:outline-level="3"><text:span text:style-name="T29">4.3</text:span> Интерфейсы оборудования</text:h>
      <text:p text:style-name="P50">Требования к оборудованию:</text:p>
      <text:p text:style-name="P50">Поддержка стандартных устройств ввода: клавиатура, мы<text:span text:style-name="T31">ш</text:span>ь</text:p>
      <text:p text:style-name="Text_20_body"/>
      <text:p text:style-name="P50">Характеристики взаимодействия:</text:p>
      <text:p text:style-name="P50">Поддержка USB-устройств через стандартные интерфейсы ОС</text:p>
      <text:p text:style-name="P50">Отсутствие требований к специализированному оборудованию.</text:p>
      <text:h text:style-name="Heading_20_3" text:outline-level="3"><text:span text:style-name="T31">4.4</text:span> Коммуникационные интерфейсы</text:h>
      <text:p text:style-name="Text_20_body">Локальные взаимодействия:</text:p>
      <text:list text:style-name="L15">
        <text:list-item>
          <text:p text:style-name="P51">Обмен данными между модулями через внутренние API;</text:p>
        </text:list-item>
        <text:list-item>
          <text:p text:style-name="P51">Использование локальных сокетов для межпроцессного взаимодействия;</text:p>
        </text:list-item>
        <text:list-item>
          <text:p text:style-name="P51">Формат данных: бинарны<text:span text:style-name="T31">й </text:span>для базы данных.</text:p>
        </text:list-item>
      </text:list>
      <text:p text:style-name="Text_20_body"/>
      <text:p text:style-name="Text_20_body">Безопасность коммуникаций:</text:p>
      <text:list text:style-name="L16">
        <text:list-item>
          <text:p text:style-name="P52">Шифрование конфиденциальных данных в базе;</text:p>
        </text:list-item>
        <text:list-item>
          <text:p text:style-name="P52">Проверка целостности файлов резервных копий;</text:p>
        </text:list-item>
        <text:list-item>
          <text:p text:style-name="P52"><text:soft-page-break/>Аутентификация пользователей при запуске системы.</text:p>
        </text:list-item>
      </text:list>
      <text:h text:style-name="Heading_20_2" text:outline-level="2"><text:span text:style-name="T19">5 </text:span>Атрибуты качества</text:h>
      <text:h text:style-name="Heading_20_3" text:outline-level="3"><text:span text:style-name="T31">5.1</text:span> Удобство использования</text:h>
      <text:p text:style-name="Text_20_body">Критерии удобства обучения:</text:p>
      <text:list text:style-name="L17">
        <text:list-item>
          <text:p text:style-name="P53">Время освоения базового функционала: не более 2 часов;</text:p>
        </text:list-item>
        <text:list-item>
          <text:p text:style-name="P53">Наличие контекстной справки для всех элементов интерфейса;</text:p>
        </text:list-item>
        <text:list-item>
          <text:p text:style-name="P53">Интуитивная навигация между разделами системы.</text:p>
        </text:list-item>
      </text:list>
      <text:p text:style-name="Text_20_body"/>
      <text:p text:style-name="Text_20_body">Эффективность взаимодействия:</text:p>
      <text:list text:style-name="L18">
        <text:list-item>
          <text:p text:style-name="P54">Выполнение типовой операции: не более <text:span text:style-name="T28">5 </text:span>кликов;</text:p>
        </text:list-item>
        <text:list-item>
          <text:p text:style-name="P54">Время отклика интерфейса: не более <text:span text:style-name="T28">100 </text:span>мс;</text:p>
        </text:list-item>
        <text:list-item>
          <text:p text:style-name="P54">Автозаполнение часто используемых полей.</text:p>
        </text:list-item>
      </text:list>
      <text:p text:style-name="Text_20_body"/>
      <text:p text:style-name="Text_20_body">Предотвращение ошибок:</text:p>
      <text:list text:style-name="L19">
        <text:list-item>
          <text:p text:style-name="P55">Валидация данных при вводе;</text:p>
        </text:list-item>
        <text:list-item>
          <text:p text:style-name="P55">Подтверждение критических операций;</text:p>
        </text:list-item>
        <text:list-item>
          <text:p text:style-name="P55">Восстановление после ошибочных действий.</text:p>
        </text:list-item>
      </text:list>
      <text:p text:style-name="Text_20_body"/>
      <text:h text:style-name="Heading_20_3" text:outline-level="3"><text:span text:style-name="T31">5.2</text:span> Производительность</text:h>
      <text:p text:style-name="Text_20_body">Требования к операциям:</text:p>
      <text:list text:style-name="L20">
        <text:list-item>
          <text:p text:style-name="P56">Загрузка приложения: не более 5 секунд;</text:p>
        </text:list-item>
        <text:list-item>
          <text:p text:style-name="P56">Открытие раздела: не более 2 секунд;</text:p>
        </text:list-item>
        <text:list-item>
          <text:p text:style-name="P56">Поиск данных: не более <text:span text:style-name="T32">5</text:span> секунд;</text:p>
        </text:list-item>
        <text:list-item>
          <text:p text:style-name="P56">Формирование отчета: не более 10 секунд.</text:p>
        </text:list-item>
      </text:list>
      <text:p text:style-name="Text_20_body"/>
      <text:p text:style-name="Text_20_body">Обработка данных:</text:p>
      <text:list text:style-name="L21">
        <text:list-item>
          <text:p text:style-name="P57">Поддержка базы данных до 50,000 записей;</text:p>
        </text:list-item>
        <text:list-item>
          <text:p text:style-name="P57">Одновременная работа с 100+ активными заказами;</text:p>
        </text:list-item>
        <text:list-item>
          <text:p text:style-name="P57">Быстрый поиск по 5,000+ клиентам.</text:p>
        </text:list-item>
      </text:list>
      <text:p text:style-name="Text_20_body"/>
      <text:h text:style-name="Heading_20_3" text:outline-level="3"><text:span text:style-name="T31">5.3</text:span> Безопасность</text:h>
      <text:p text:style-name="Text_20_body">Защита данных:</text:p>
      <text:list text:style-name="L22">
        <text:list-item>
          <text:p text:style-name="P58"><text:soft-page-break/>Аутентификация пользователей при запуске системы;</text:p>
        </text:list-item>
        <text:list-item>
          <text:p text:style-name="P58">Разграничение прав доступа по ролям;</text:p>
        </text:list-item>
        <text:list-item>
          <text:p text:style-name="P58">Шифрование конфиденциальной информации.</text:p>
        </text:list-item>
      </text:list>
      <text:p text:style-name="Text_20_body"/>
      <text:p text:style-name="Text_20_body">Целостность системы:</text:p>
      <text:list text:style-name="L23">
        <text:list-item>
          <text:p text:style-name="P59">Резервное копирование данных ежедневно;</text:p>
        </text:list-item>
        <text:list-item>
          <text:p text:style-name="P59">Восстановление после сбоев без потери данных;</text:p>
        </text:list-item>
        <text:list-item>
          <text:p text:style-name="P59">Проверка целостности базы данных при запуске.</text:p>
        </text:list-item>
      </text:list>
      <text:p text:style-name="Text_20_body"/>
      <text:h text:style-name="Heading_20_3" text:outline-level="3"><text:span text:style-name="T31">5.4 </text:span><text:span text:style-name="T19">Надежность</text:span></text:h>
      <text:p text:style-name="Text_20_body">Предотвращение потерь данных:</text:p>
      <text:list text:style-name="L24">
        <text:list-item>
          <text:p text:style-name="P60">Автоматическое сохранение вводимых данных;</text:p>
        </text:list-item>
        <text:list-item>
          <text:p text:style-name="P60">Контрольные точки при длительных операциях;</text:p>
        </text:list-item>
        <text:list-item>
          <text:p text:style-name="P60">Ведение журнала изменений для аудита.</text:p>
        </text:list-item>
      </text:list>
      <text:p text:style-name="Text_20_body"/>
      <text:p text:style-name="Text_20_body">Защита от сбоев:</text:p>
      <text:list text:style-name="L25">
        <text:list-item>
          <text:p text:style-name="P61">Обработка исключительных ситуаций;</text:p>
        </text:list-item>
        <text:list-item>
          <text:p text:style-name="P61">Корректное завершение при аварийном отключении;</text:p>
        </text:list-item>
        <text:list-item>
          <text:p text:style-name="P61">Восстановление сеанса работы после перезапуска.</text:p>
        </text:list-item>
      </text:list>
      <text:p text:style-name="Text_20_body"/>
      <text:h text:style-name="Heading_20_2" text:outline-level="2"><text:span text:style-name="T19">6</text:span> Остальные требования</text:h>
      <text:h text:style-name="Heading_20_3" text:outline-level="3"><text:span text:style-name="T31">6.1</text:span> Требования к установке и развертыванию</text:h>
      <text:p text:style-name="Text_20_body">Процесс установки:</text:p>
      <text:list text:style-name="L26">
        <text:list-item>
          <text:p text:style-name="P62">Простой мастер установки с минимальным вмешательством пользователя;</text:p>
        </text:list-item>
        <text:list-item>
          <text:p text:style-name="P62">Автоматическая настройка базы данных при первом запуске;</text:p>
        </text:list-item>
        <text:list-item>
          <text:p text:style-name="P62">Проверка системных требований перед установкой.</text:p>
        </text:list-item>
      </text:list>
      <text:p text:style-name="Text_20_body"/>
      <text:p text:style-name="Text_20_body">Конфигурирование:</text:p>
      <text:list text:style-name="L27">
        <text:list-item>
          <text:p text:style-name="P63">Настройка параметров системы через графический интерфейс;</text:p>
        </text:list-item>
        <text:list-item>
          <text:p text:style-name="P63">Возможность импорта начальных данных;</text:p>
        </text:list-item>
        <text:list-item>
          <text:p text:style-name="P63">Настройка прав пользователей и ролей.</text:p>
        </text:list-item>
      </text:list>
      <text:p text:style-name="Text_20_body"/>
      <text:h text:style-name="Heading_20_3" text:outline-level="3"><text:soft-page-break/><text:span text:style-name="T31">6.2</text:span> Требования к сопровождению</text:h>
      <text:p text:style-name="Text_20_body">Обновление системы:</text:p>
      <text:list text:style-name="L28">
        <text:list-item>
          <text:p text:style-name="P64">Установка новой версии с помощью мастера установки.</text:p>
        </text:list-item>
      </text:list>
      <text:p text:style-name="Text_20_body"/>
      <text:p text:style-name="Text_20_body">Техническая поддержка:</text:p>
      <text:list text:style-name="L29">
        <text:list-item>
          <text:p text:style-name="P65">Встроенная система сбора диагностической информации;</text:p>
        </text:list-item>
        <text:list-item>
          <text:p text:style-name="P65">Журналирование ошибок и исключительных ситуаций;</text:p>
        </text:list-item>
        <text:list-item>
          <text:p text:style-name="P65">Удаленная диагностика проблем (с согласия пользователя).</text:p>
        </text:list-item>
      </text:list>
      <text:p text:style-name="Text_20_body"/>
      <text:h text:style-name="Heading_20_3" text:outline-level="3"><text:span text:style-name="T31">6.3</text:span> Юридические и нормативные требования</text:h>
      <text:p text:style-name="Text_20_body">Соответствие стандартам:</text:p>
      <text:list text:style-name="L30">
        <text:list-item>
          <text:p text:style-name="P66">Соблюдение требований к защите персональных данных;</text:p>
        </text:list-item>
        <text:list-item>
          <text:p text:style-name="P66">Лицензионное соглашение с конечным пользователем;</text:p>
        </text:list-item>
        <text:list-item>
          <text:p text:style-name="P66">Соответствие отраслевым стандартам учета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roman" style:font-pitch="variabl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SimSun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/>
    <style:font-face style:name="PT Astra Serif" svg:font-family="'PT Astra Serif'" style:font-family-generic="roman"/>
    <style:font-face style:name="PT Astra Serif1" svg:font-family="'PT Astra Serif'" style:font-family-generic="roman" style:font-pitch="variable"/>
    <style:font-face style:name="PT Astra Serif2" svg:font-family="'PT Astra Serif'" style:font-adornments="Жирный" style:font-family-generic="roman" style:font-pitch="variable"/>
    <style:font-face style:name="PT Astra Serif3" svg:font-family="'PT Astra Serif'" style:font-adornments="Жирный курсив" style:font-family-generic="roman" style:font-pitch="variable"/>
    <style:font-face style:name="PT Astra Serif4" svg:font-family="'PT Astra Serif'" style:font-adornments="Курсив" style:font-family-generic="roman" style:font-pitch="variable"/>
    <style:font-face style:name="Source Code Pro Semibold" svg:font-family="'Source Code Pro Semibold'" style:font-adornments="Полужирный" style:font-pitch="fixed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RW Gothic L" svg:font-family="'URW Gothic L'" style:font-adornments="Обычный" style:font-family-generic="swiss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PT Astra Sans" fo:font-family="'PT Astra Sans'" style:font-family-generic="swiss" fo:font-size="16pt" style:font-name-asian="Tahoma" style:font-family-asian="Tahoma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5cm" style:contextual-spacing="true" fo:line-height="120%" fo:text-align="justify" style:justify-single-word="false"/>
      <style:text-properties style:font-size-asian="10.5pt"/>
    </style:style>
    <style:style style:name="List" style:family="paragraph" style:parent-style-name="Text_20_body" style:class="list"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PT Astra Serif" fo:font-family="'PT Astra Serif'" style:font-family-generic="roman" fo:font-size="14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chapter">
      <style:paragraph-properties fo:margin-left="1.251cm" fo:margin-right="0cm" fo:margin-top="0cm" fo:margin-bottom="0cm" style:contextual-spacing="false" fo:text-align="start" style:justify-single-word="false" fo:text-indent="0cm" style:auto-text-indent="false"/>
      <style:text-properties style:font-name="PT Astra Serif2" fo:font-family="'PT Astra Serif'" style:font-style-name="Жирный" style:font-family-generic="roman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chapter" style:master-page-name="">
      <loext:graphic-properties draw:fill="none" draw:fill-color="#729fcf"/>
      <style:paragraph-properties fo:margin-left="0cm" fo:margin-right="0cm" fo:margin-top="0.349cm" fo:margin-bottom="0.4cm" style:contextual-spacing="false" fo:text-align="start" style:justify-single-word="false" fo:text-indent="0cm" style:auto-text-indent="false" style:page-number="auto" fo:background-color="transparent" fo:keep-with-next="always"/>
      <style:text-properties style:use-window-font-color="true" loext:opacity="0%" style:font-name="PT Astra Serif2" fo:font-family="'PT Astra Serif'" style:font-style-name="Жирный" style:font-family-generic="roman" style:font-pitch="variable" fo:font-size="115%" fo:font-style="normal" fo:font-weight="bold" style:font-size-asian="115%" style:font-style-asian="normal" style:font-weight-asian="bold" style:font-size-complex="115%" style:font-style-complex="normal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1.251cm" fo:margin-right="0cm" fo:line-height="150%" fo:text-align="start" style:justify-single-word="false" fo:text-indent="0cm" style:auto-text-indent="false" text:number-lines="false" text:line-number="0"/>
      <style:text-properties style:font-name="PT Astra Serif2" fo:font-family="'PT Astra Serif'" style:font-style-name="Жирный" style:font-family-generic="roman" style:font-pitch="variable" fo:font-size="130%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Рис." style:family="paragraph" style:parent-style-name="Caption">
      <style:paragraph-properties fo:text-align="center" style:justify-single-word="false"/>
      <style:text-properties fo:font-size="12pt" fo:font-style="normal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>
      <style:text-properties fo:font-size="12pt" fo:font-style="normal" fo:font-weight="bold"/>
    </style:style>
    <style:style style:name="Contents_20_3" style:display-name="Contents 3" style:family="paragraph" style:parent-style-name="Index" style:class="index">
      <style:paragraph-properties fo:margin-left="0.998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auto-update="true" style:default-outline-level="3" style:class="chapter">
      <style:paragraph-properties fo:margin-top="0.247cm" fo:margin-bottom="0.212cm" style:contextual-spacing="false"/>
      <style:text-properties style:use-window-font-color="true" loext:opacity="0%" style:font-name="PT Astra Serif2" fo:font-family="'PT Astra Serif'" style:font-style-name="Жирный" style:font-family-generic="roman" style:font-pitch="variabl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Заголовок_20_1_20_титул" style:display-name="Заголовок 1 титул" style:family="paragraph" style:parent-style-name="Heading_20_1" style:auto-update="true" style:default-outline-level="" style:list-style-name="">
      <style:paragraph-properties fo:text-align="center" style:justify-single-word="false"/>
    </style:style>
    <style:style style:name="Заголовок_20_2_20_титул" style:display-name="Заголовок 2 титул" style:family="paragraph" style:parent-style-name="Heading_20_2" style:default-outline-level="" style:list-style-name="">
      <style:paragraph-properties fo:text-align="center" style:justify-single-word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rawing" style:family="paragraph" style:parent-style-name="Caption" style:class="extra">
      <style:paragraph-properties fo:text-align="center" style:justify-single-word="false"/>
      <style:text-properties fo:font-style="normal"/>
    </style:style>
    <style:style style:name="Примечание" style:family="paragraph" style:parent-style-name="Preformatted_20_Text" style:auto-update="true">
      <style:paragraph-properties fo:margin-left="1.251cm" fo:margin-right="0cm" fo:margin-top="0cm" fo:margin-bottom="0.499cm" style:contextual-spacing="true" fo:text-indent="0cm" style:auto-text-indent="false"/>
      <style:text-properties style:font-name="PT Astra Serif4" fo:font-family="'PT Astra Serif'" style:font-style-name="Курсив" style:font-family-generic="roman" style:font-pitch="variable" fo:font-size="12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2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Заголовок_20_1_20_прилож" style:display-name="Заголовок 1 прилож" style:family="paragraph" style:parent-style-name="Заголовок_20_1_20_титул">
      <style:paragraph-properties fo:margin-left="0cm" fo:margin-right="0cm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9cm" fo:margin-bottom="0cm" style:contextual-spacing="false" fo:text-align="start" style:justify-single-word="false" style:shadow="none"/>
      <style:text-properties style:font-name="URW Gothic L" fo:font-family="'URW Gothic L'" style:font-style-name="Обычный" style:font-family-generic="swiss" style:font-pitch="variable" fo:font-size="18pt" style:font-size-asian="18pt" style:font-size-complex="18pt"/>
    </style:style>
    <style:style style:name="terminal" style:family="paragraph" style:parent-style-name="Text_20_body" style:next-style-name="Text_20_body">
      <loext:graphic-properties draw:fill="solid" draw:fill-color="#eeeeee" draw:opacity="100%"/>
      <style:paragraph-properties fo:margin-top="0.199cm" fo:margin-bottom="0.4cm" style:contextual-spacing="false" fo:line-height="120%" fo:text-align="start" style:justify-single-word="false" fo:background-color="#eeeeee" fo:padding="0.199cm" fo:border="0.31pt solid #000000" style:shadow="non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font-name="Source Code Pro Semibold" fo:font-family="'Source Code Pro Semibold'" style:font-style-name="Полужирный" style:font-pitch="fixed" fo:font-size="12pt" fo:font-style="normal" fo:text-shadow="none" fo:font-weight="600" officeooo:rsid="00388b02" style:font-size-asian="11pt" style:font-style-asian="italic" style:font-size-complex="11pt" style:font-style-complex="italic" style:font-relief="none"/>
    </style:style>
    <style:style style:name="Мой_20_код" style:display-name="Мой код" style:family="paragraph" style:parent-style-name="terminal" style:master-page-name="">
      <loext:graphic-properties draw:fill="solid" draw:fill-color="#eeeeee"/>
      <style:paragraph-properties fo:margin-left="0cm" fo:margin-right="0cm" fo:margin-top="0.199cm" fo:margin-bottom="0.199cm" style:contextual-spacing="true" fo:text-indent="0cm" style:auto-text-indent="false" style:page-number="auto" fo:background-color="#eeeeee" fo:padding-left="1.101cm" fo:padding-right="0cm" fo:padding-top="0.101cm" fo:padding-bottom="0.101cm" fo:border-left="1.3pt solid #808080" fo:border-right="none" fo:border-top="none" fo:border-bottom="none" style:snap-to-layout-grid="true" style:join-border="true">
        <style:tab-stops/>
      </style:paragraph-properties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Листинг" style:family="paragraph" style:parent-style-name="Caption" style:auto-update="true">
      <style:text-properties style:font-name="PT Astra Serif3" fo:font-family="'PT Astra Serif'" style:font-style-name="Жирный курсив" style:font-family-generic="roman" style:font-pitch="variable" fo:font-size="12pt" fo:font-style="normal" fo:font-weight="bold"/>
    </style:style>
    <style:style style:name="Мой_20_код_20_для_20_Code_20_Highlighter_20_2" style:display-name="Мой код для Code Highlighter 2" style:family="paragraph" style:parent-style-name="Мой_20_код">
      <loext:graphic-properties draw:fill="solid" draw:fill-color="#f0f0f0" draw:opacity="100%"/>
      <style:paragraph-properties ch2_options="{'Style': 'friendly', 'Language': 'C#', 'UseCharStyles': 0, 'LineNumberRatio': 100, 'LineNumberStart': 1, 'MasterCharStyle': '', 'ShowLineNumbers': 1, 'ColourizeBackground': 1, 'LineNumberSeparator': '  ', 'LineNumberPaddingSymbol': '', 'StoreOptionsWithSnippet': 1}" fo:background-color="#f0f0f0" fo:padding-left="0.4cm" fo:padding-right="0cm" fo:padding-top="0.101cm" fo:padding-bottom="0.101cm" fo:border-left="1.3pt solid #808080" fo:border-right="none" fo:border-top="none" fo:border-bottom="none"/>
      <style:text-properties style:use-window-font-color="true" loext:opacity="0%" fo:font-size="12pt" fo:language="zxx" fo:country="none" fo:font-style="normal" style:text-underline-style="none" fo:font-weight="normal" fo:background-color="transparent"/>
    </style:style>
    <style:style style:name="Вывод_20_текст_20_в_20_консоли" style:display-name="Вывод текст в консоли" style:family="paragraph" style:parent-style-name="terminal" style:auto-update="true">
      <style:paragraph-properties fo:margin-top="0.199cm" fo:margin-bottom="0.4cm" style:contextual-spacing="true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List_20_Paragraph" style:display-name="List Paragraph" style:family="paragraph" style:parent-style-name="Standard">
      <style:paragraph-properties fo:margin-left="0.3cm" fo:margin-right="0.247cm" fo:text-align="justify" style:justify-single-word="false" fo:text-indent="1.249cm" style:auto-text-indent="false"/>
      <style:text-properties style:font-name="Times New Roman" fo:font-family="'Times New Roman'" style:font-family-generic="roman" style:font-pitch="variable" fo:language="ru" fo:country="RU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>
      <style:text-properties style:font-name="Times New Roman" fo:font-family="'Times New Roman'" style:font-family-generic="roman" style:font-pitch="variable" fo:language="ru" fo:country="RU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Line_20_numbering" style:display-name="Line numbering" style:family="text">
      <style:text-properties fo:color="#808080" loext:opacity="100%" style:font-name="DejaVu Sans Mono" fo:font-family="'DejaVu Sans Mono'" style:font-family-generic="modern" style:font-pitch="fixed" fo:font-size="10.5pt" fo:font-style="normal" fo:font-weight="bold" fo:background-color="transparent" style:font-size-asian="9.14999961853027pt" style:font-style-asian="normal" style:font-size-complex="10.5pt" style:font-style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member0_5f_csharp" style:display-name="member0_csharp" style:family="text">
      <style:text-properties fo:color="#0000ff" loext:opacity="100%" fo:font-style="normal" fo:font-weight="normal"/>
    </style:style>
    <style:style style:name="symbol0_5f_csharp" style:display-name="symbol0_csharp" style:family="text">
      <style:text-properties fo:color="#008000" loext:opacity="100%" fo:font-style="normal" fo:font-weight="normal"/>
    </style:style>
    <style:style style:name="string_5f_csharp" style:display-name="string_csharp" style:family="text">
      <style:text-properties fo:color="#666666" loext:opacity="100%" fo:font-style="normal" fo:font-weight="normal"/>
    </style:style>
    <style:style style:name="number_5f_csharp" style:display-name="number_csharp" style:family="text">
      <style:text-properties fo:color="#ff0000" loext:opacity="100%" fo:font-style="normal" fo:font-weight="normal"/>
    </style:style>
    <style:style style:name="keyword0_5f_csharp" style:display-name="keyword0_csharp" style:family="text">
      <style:text-properties fo:color="#0600ff" loext:opacity="100%" fo:font-style="normal" fo:font-weight="normal"/>
    </style:style>
    <style:style style:name="keyword3_5f_csharp" style:display-name="keyword3_csharp" style:family="text">
      <style:text-properties fo:color="#ff0000" loext:opacity="100%" fo:font-style="normal" fo:font-weight="normal"/>
    </style:style>
    <style:style style:name="Вывод" style:family="text">
      <style:text-properties fo:font-style="italic" fo:font-weight="bold" style:font-style-asian="italic" style:font-weight-asian="bold" style:font-style-complex="italic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55" style:display-name="ListLabel 55" style:family="text">
      <style:text-properties style:font-name="PT Astra Serif1" fo:font-family="'PT Astra Serif'" style:font-family-generic="roman" style:font-pitch="variable" fo:font-size="18pt" fo:letter-spacing="normal" fo:language="ru" fo:country="RU" fo:font-style="normal" fo:font-weight="bold" style:font-name-asian="Times New Roman1" style:font-family-asian="'Times New Roman'" style:font-family-generic-asian="system" style:font-pitch-asian="variable" style:font-size-asian="15.75pt" style:language-asian="en" style:country-asian="US" style:font-style-asian="normal" style:font-weight-asian="bold" style:font-name-complex="Times New Roman1" style:font-family-complex="'Times New Roman'" style:font-family-generic-complex="system" style:font-pitch-complex="variable" style:font-size-complex="18pt" style:language-complex="ar" style:country-complex="SA" style:font-style-complex="normal" style:font-weight-complex="bold" style:text-scale="96%"/>
    </style:style>
    <style:style style:name="ListLabel_20_56" style:display-name="ListLabel 56" style:family="text">
      <style:text-properties fo:language="ru" fo:country="RU" style:language-asian="en" style:country-asian="US" style:language-complex="ar" style:country-complex="SA"/>
    </style:style>
    <style:style style:name="ListLabel_20_57" style:display-name="ListLabel 57" style:family="text">
      <style:text-properties fo:language="ru" fo:country="RU" style:language-asian="en" style:country-asian="US" style:language-complex="ar" style:country-complex="SA"/>
    </style:style>
    <style:style style:name="ListLabel_20_58" style:display-name="ListLabel 58" style:family="text">
      <style:text-properties fo:language="ru" fo:country="RU" style:language-asian="en" style:country-asian="US" style:language-complex="ar" style:country-complex="SA"/>
    </style:style>
    <style:style style:name="ListLabel_20_59" style:display-name="ListLabel 59" style:family="text">
      <style:text-properties fo:language="ru" fo:country="RU" style:language-asian="en" style:country-asian="US" style:language-complex="ar" style:country-complex="SA"/>
    </style:style>
    <style:style style:name="ListLabel_20_60" style:display-name="ListLabel 60" style:family="text">
      <style:text-properties fo:language="ru" fo:country="RU" style:language-asian="en" style:country-asian="US" style:language-complex="ar" style:country-complex="SA"/>
    </style:style>
    <style:style style:name="ListLabel_20_61" style:display-name="ListLabel 61" style:family="text">
      <style:text-properties fo:language="ru" fo:country="RU" style:language-asian="en" style:country-asian="US" style:language-complex="ar" style:country-complex="SA"/>
    </style:style>
    <style:style style:name="ListLabel_20_62" style:display-name="ListLabel 62" style:family="text">
      <style:text-properties fo:language="ru" fo:country="RU" style:language-asian="en" style:country-asian="US" style:language-complex="ar" style:country-complex="SA"/>
    </style:style>
    <style:style style:name="ListLabel_20_63" style:display-name="ListLabel 63" style:family="text">
      <style:text-properties fo:language="ru" fo:country="RU" style:language-asian="en" style:country-asian="US" style:language-complex="ar" style:country-complex="SA"/>
    </style:style>
    <style:style style:name="ListLabel_20_37" style:display-name="ListLabel 37" style:family="text">
      <style:text-properties style:font-name="Calibri" fo:font-family="Calibri" style:font-family-generic="roman" style:font-pitch="variable" fo:font-size="14pt" fo:letter-spacing="normal" fo:language="ru" fo:country="RU" fo:font-style="normal" fo:font-weight="normal" style:font-name-asian="Symbol" style:font-family-asian="Symbol" style:font-family-generic-asian="system" style:font-pitch-asian="variable" style:font-size-asian="14pt" style:language-asian="en" style:country-asian="US" style:font-style-asian="normal" style:font-weight-asian="normal" style:font-name-complex="Symbol" style:font-family-complex="Symbol" style:font-family-generic-complex="system" style:font-pitch-complex="variable" style:font-size-complex="14pt" style:language-complex="ar" style:country-complex="SA" style:font-style-complex="normal" style:font-weight-complex="normal" style:text-scale="100%"/>
    </style:style>
    <style:style style:name="ListLabel_20_38" style:display-name="ListLabel 38" style:family="text">
      <style:text-properties fo:language="ru" fo:country="RU" style:language-asian="en" style:country-asian="US" style:language-complex="ar" style:country-complex="SA"/>
    </style:style>
    <style:style style:name="ListLabel_20_39" style:display-name="ListLabel 39" style:family="text">
      <style:text-properties fo:language="ru" fo:country="RU" style:language-asian="en" style:country-asian="US" style:language-complex="ar" style:country-complex="SA"/>
    </style:style>
    <style:style style:name="ListLabel_20_40" style:display-name="ListLabel 40" style:family="text">
      <style:text-properties fo:language="ru" fo:country="RU" style:language-asian="en" style:country-asian="US" style:language-complex="ar" style:country-complex="SA"/>
    </style:style>
    <style:style style:name="ListLabel_20_41" style:display-name="ListLabel 41" style:family="text">
      <style:text-properties fo:language="ru" fo:country="RU" style:language-asian="en" style:country-asian="US" style:language-complex="ar" style:country-complex="SA"/>
    </style:style>
    <style:style style:name="ListLabel_20_42" style:display-name="ListLabel 42" style:family="text">
      <style:text-properties fo:language="ru" fo:country="RU" style:language-asian="en" style:country-asian="US" style:language-complex="ar" style:country-complex="SA"/>
    </style:style>
    <style:style style:name="ListLabel_20_43" style:display-name="ListLabel 43" style:family="text">
      <style:text-properties fo:language="ru" fo:country="RU" style:language-asian="en" style:country-asian="US" style:language-complex="ar" style:country-complex="SA"/>
    </style:style>
    <style:style style:name="ListLabel_20_44" style:display-name="ListLabel 44" style:family="text">
      <style:text-properties fo:language="ru" fo:country="RU" style:language-asian="en" style:country-asian="US" style:language-complex="ar" style:country-complex="SA"/>
    </style:style>
    <style:style style:name="ListLabel_20_45" style:display-name="ListLabel 45" style:family="text">
      <style:text-properties fo:language="ru" fo:country="RU" style:language-asian="en" style:country-asian="US" style:language-complex="ar" style:country-complex="SA"/>
    </style:style>
    <style:style style:name="ListLabel_20_28" style:display-name="ListLabel 28" style:family="text">
      <style:text-properties fo:language="ru" fo:country="RU" style:language-asian="en" style:country-asian="US" style:language-complex="ar" style:country-complex="SA"/>
    </style:style>
    <style:style style:name="ListLabel_20_29" style:display-name="ListLabel 29" style:family="text">
      <style:text-properties style:font-name="Times New Roman" fo:font-family="'Times New Roman'" style:font-family-generic="roman" style:font-pitch="variable" fo:font-size="14pt" fo:letter-spacing="normal" fo:language="ru" fo:country="RU" fo:font-style="normal" fo:font-weight="bold" style:font-name-asian="Times New Roman1" style:font-family-asian="'Times New Roman'" style:font-family-generic-asian="system" style:font-pitch-asian="variable" style:font-size-asian="14pt" style:language-asian="en" style:country-asian="US" style:font-style-asian="normal" style:font-weight-asian="bold" style:font-name-complex="Times New Roman1" style:font-family-complex="'Times New Roman'" style:font-family-generic-complex="system" style:font-pitch-complex="variable" style:font-size-complex="14pt" style:language-complex="ar" style:country-complex="SA" style:font-style-complex="normal" style:font-weight-complex="bold" style:text-scale="100%"/>
    </style:style>
    <style:style style:name="ListLabel_20_30" style:display-name="ListLabel 30" style:family="text">
      <style:text-properties fo:language="ru" fo:country="RU" style:language-asian="en" style:country-asian="US" style:language-complex="ar" style:country-complex="SA"/>
    </style:style>
    <style:style style:name="ListLabel_20_31" style:display-name="ListLabel 31" style:family="text">
      <style:text-properties fo:language="ru" fo:country="RU" style:language-asian="en" style:country-asian="US" style:language-complex="ar" style:country-complex="SA"/>
    </style:style>
    <style:style style:name="ListLabel_20_32" style:display-name="ListLabel 32" style:family="text">
      <style:text-properties fo:language="ru" fo:country="RU" style:language-asian="en" style:country-asian="US" style:language-complex="ar" style:country-complex="SA"/>
    </style:style>
    <style:style style:name="ListLabel_20_33" style:display-name="ListLabel 33" style:family="text">
      <style:text-properties fo:language="ru" fo:country="RU" style:language-asian="en" style:country-asian="US" style:language-complex="ar" style:country-complex="SA"/>
    </style:style>
    <style:style style:name="ListLabel_20_34" style:display-name="ListLabel 34" style:family="text">
      <style:text-properties fo:language="ru" fo:country="RU" style:language-asian="en" style:country-asian="US" style:language-complex="ar" style:country-complex="SA"/>
    </style:style>
    <style:style style:name="ListLabel_20_35" style:display-name="ListLabel 35" style:family="text">
      <style:text-properties fo:language="ru" fo:country="RU" style:language-asian="en" style:country-asian="US" style:language-complex="ar" style:country-complex="SA"/>
    </style:style>
    <style:style style:name="ListLabel_20_36" style:display-name="ListLabel 36" style:family="text">
      <style:text-properties fo:language="ru" fo:country="RU" style:language-asian="en" style:country-asian="US" style:language-complex="ar" style:country-complex="SA"/>
    </style:style>
    <style:style style:name="ListLabel_20_19" style:display-name="ListLabel 19" style:family="text">
      <style:text-properties style:font-name="Times New Roman" fo:font-family="'Times New Roman'" style:font-family-generic="roman" style:font-pitch="variable" fo:font-size="14pt" fo:letter-spacing="normal" fo:language="ru" fo:country="RU" fo:font-style="normal" fo:font-weight="normal" style:font-name-asian="Times New Roman1" style:font-family-asian="'Times New Roman'" style:font-family-generic-asian="system" style:font-pitch-asian="variable" style:font-size-asian="14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4pt" style:language-complex="ar" style:country-complex="SA" style:font-style-complex="normal" style:font-weight-complex="normal" style:text-scale="100%"/>
    </style:style>
    <style:style style:name="ListLabel_20_20" style:display-name="ListLabel 20" style:family="text">
      <style:text-properties fo:language="ru" fo:country="RU" style:language-asian="en" style:country-asian="US" style:language-complex="ar" style:country-complex="SA"/>
    </style:style>
    <style:style style:name="ListLabel_20_21" style:display-name="ListLabel 21" style:family="text">
      <style:text-properties fo:language="ru" fo:country="RU" style:language-asian="en" style:country-asian="US" style:language-complex="ar" style:country-complex="SA"/>
    </style:style>
    <style:style style:name="ListLabel_20_22" style:display-name="ListLabel 22" style:family="text">
      <style:text-properties fo:language="ru" fo:country="RU" style:language-asian="en" style:country-asian="US" style:language-complex="ar" style:country-complex="SA"/>
    </style:style>
    <style:style style:name="ListLabel_20_23" style:display-name="ListLabel 23" style:family="text">
      <style:text-properties fo:language="ru" fo:country="RU" style:language-asian="en" style:country-asian="US" style:language-complex="ar" style:country-complex="SA"/>
    </style:style>
    <style:style style:name="ListLabel_20_24" style:display-name="ListLabel 24" style:family="text">
      <style:text-properties fo:language="ru" fo:country="RU" style:language-asian="en" style:country-asian="US" style:language-complex="ar" style:country-complex="SA"/>
    </style:style>
    <style:style style:name="ListLabel_20_25" style:display-name="ListLabel 25" style:family="text">
      <style:text-properties fo:language="ru" fo:country="RU" style:language-asian="en" style:country-asian="US" style:language-complex="ar" style:country-complex="SA"/>
    </style:style>
    <style:style style:name="ListLabel_20_26" style:display-name="ListLabel 26" style:family="text">
      <style:text-properties fo:language="ru" fo:country="RU" style:language-asian="en" style:country-asian="US" style:language-complex="ar" style:country-complex="SA"/>
    </style:style>
    <style:style style:name="ListLabel_20_27" style:display-name="ListLabel 27" style:family="text">
      <style:text-properties fo:language="ru" fo:country="RU" style:language-asian="en" style:country-asian="US" style:language-complex="ar" style:country-complex="SA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4pt" fo:letter-spacing="normal" fo:language="ru" fo:country="RU" fo:font-style="normal" fo:font-weight="normal" style:font-name-asian="Times New Roman1" style:font-family-asian="'Times New Roman'" style:font-family-generic-asian="system" style:font-pitch-asian="variable" style:font-size-asian="14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4pt" style:language-complex="ar" style:country-complex="SA" style:font-style-complex="normal" style:font-weight-complex="normal" style:text-scale="100%"/>
    </style:style>
    <style:style style:name="ListLabel_20_11" style:display-name="ListLabel 11" style:family="text">
      <style:text-properties fo:language="ru" fo:country="RU" style:language-asian="en" style:country-asian="US" style:language-complex="ar" style:country-complex="SA"/>
    </style:style>
    <style:style style:name="ListLabel_20_12" style:display-name="ListLabel 12" style:family="text">
      <style:text-properties fo:language="ru" fo:country="RU" style:language-asian="en" style:country-asian="US" style:language-complex="ar" style:country-complex="SA"/>
    </style:style>
    <style:style style:name="ListLabel_20_13" style:display-name="ListLabel 13" style:family="text">
      <style:text-properties fo:language="ru" fo:country="RU" style:language-asian="en" style:country-asian="US" style:language-complex="ar" style:country-complex="SA"/>
    </style:style>
    <style:style style:name="ListLabel_20_14" style:display-name="ListLabel 14" style:family="text">
      <style:text-properties fo:language="ru" fo:country="RU" style:language-asian="en" style:country-asian="US" style:language-complex="ar" style:country-complex="SA"/>
    </style:style>
    <style:style style:name="ListLabel_20_15" style:display-name="ListLabel 15" style:family="text">
      <style:text-properties fo:language="ru" fo:country="RU" style:language-asian="en" style:country-asian="US" style:language-complex="ar" style:country-complex="SA"/>
    </style:style>
    <style:style style:name="ListLabel_20_16" style:display-name="ListLabel 16" style:family="text">
      <style:text-properties fo:language="ru" fo:country="RU" style:language-asian="en" style:country-asian="US" style:language-complex="ar" style:country-complex="SA"/>
    </style:style>
    <style:style style:name="ListLabel_20_17" style:display-name="ListLabel 17" style:family="text">
      <style:text-properties fo:language="ru" fo:country="RU" style:language-asian="en" style:country-asian="US" style:language-complex="ar" style:country-complex="SA"/>
    </style:style>
    <style:style style:name="ListLabel_20_18" style:display-name="ListLabel 18" style:family="text">
      <style:text-properties fo:language="ru" fo:country="RU" style:language-asian="en" style:country-asian="US" style:language-complex="ar" style:country-complex="SA"/>
    </style:style>
    <style:style style:name="ListLabel_20_262" style:display-name="ListLabel 262" style:family="text">
      <style:text-properties fo:letter-spacing="normal" fo:language="ru" fo:country="RU" style:language-asian="en" style:country-asian="US" style:language-complex="ar" style:country-complex="SA" style:text-scale="100%"/>
    </style:style>
    <style:style style:name="ListLabel_20_263" style:display-name="ListLabel 263" style:family="text">
      <style:text-properties style:font-name="Times New Roman" fo:font-family="'Times New Roman'" style:font-family-generic="roman" style:font-pitch="variable" fo:font-size="14pt" fo:letter-spacing="normal" fo:language="ru" fo:country="RU" fo:font-style="normal" fo:font-weight="bold" style:font-name-asian="Times New Roman1" style:font-family-asian="'Times New Roman'" style:font-family-generic-asian="system" style:font-pitch-asian="variable" style:font-size-asian="14pt" style:language-asian="en" style:country-asian="US" style:font-style-asian="normal" style:font-weight-asian="bold" style:font-name-complex="Times New Roman1" style:font-family-complex="'Times New Roman'" style:font-family-generic-complex="system" style:font-pitch-complex="variable" style:font-size-complex="14pt" style:language-complex="ar" style:country-complex="SA" style:font-style-complex="normal" style:font-weight-complex="bold" style:text-scale="100%"/>
    </style:style>
    <style:style style:name="ListLabel_20_264" style:display-name="ListLabel 264" style:family="text">
      <style:text-properties fo:font-size="14pt" fo:letter-spacing="normal" fo:language="ru" fo:country="RU" fo:font-style="normal" fo:font-weight="normal" style:font-name-asian="Symbol" style:font-family-asian="Symbol" style:font-family-generic-asian="system" style:font-pitch-asian="variable" style:font-size-asian="14pt" style:language-asian="en" style:country-asian="US" style:font-style-asian="normal" style:font-weight-asian="normal" style:font-name-complex="Symbol" style:font-family-complex="Symbol" style:font-family-generic-complex="system" style:font-pitch-complex="variable" style:font-size-complex="14pt" style:language-complex="ar" style:country-complex="SA" style:font-style-complex="normal" style:font-weight-complex="normal" style:text-scale="100%"/>
    </style:style>
    <style:style style:name="ListLabel_20_265" style:display-name="ListLabel 265" style:family="text">
      <style:text-properties fo:language="ru" fo:country="RU" style:language-asian="en" style:country-asian="US" style:language-complex="ar" style:country-complex="SA"/>
    </style:style>
    <style:style style:name="ListLabel_20_266" style:display-name="ListLabel 266" style:family="text">
      <style:text-properties fo:language="ru" fo:country="RU" style:language-asian="en" style:country-asian="US" style:language-complex="ar" style:country-complex="SA"/>
    </style:style>
    <style:style style:name="ListLabel_20_267" style:display-name="ListLabel 267" style:family="text">
      <style:text-properties fo:language="ru" fo:country="RU" style:language-asian="en" style:country-asian="US" style:language-complex="ar" style:country-complex="SA"/>
    </style:style>
    <style:style style:name="ListLabel_20_268" style:display-name="ListLabel 268" style:family="text">
      <style:text-properties fo:language="ru" fo:country="RU" style:language-asian="en" style:country-asian="US" style:language-complex="ar" style:country-complex="SA"/>
    </style:style>
    <style:style style:name="ListLabel_20_269" style:display-name="ListLabel 269" style:family="text">
      <style:text-properties fo:language="ru" fo:country="RU" style:language-asian="en" style:country-asian="US" style:language-complex="ar" style:country-complex="SA"/>
    </style:style>
    <style:style style:name="ListLabel_20_270" style:display-name="ListLabel 270" style:family="text">
      <style:text-properties fo:language="ru" fo:country="RU" style:language-asian="en" style:country-asian="US" style:language-complex="ar" style:country-complex="SA"/>
    </style:style>
    <style:style style:name="ListLabel_20_253" style:display-name="ListLabel 253" style:family="text">
      <style:text-properties style:font-name="Times New Roman" fo:font-family="'Times New Roman'" style:font-family-generic="roman" style:font-pitch="variable" fo:font-size="14pt" fo:letter-spacing="normal" fo:language="ru" fo:country="RU" fo:font-style="normal" fo:font-weight="normal" style:font-name-asian="Times New Roman1" style:font-family-asian="'Times New Roman'" style:font-family-generic-asian="system" style:font-pitch-asian="variable" style:font-size-asian="14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4pt" style:language-complex="ar" style:country-complex="SA" style:font-style-complex="normal" style:font-weight-complex="normal" style:text-scale="100%"/>
    </style:style>
    <style:style style:name="ListLabel_20_254" style:display-name="ListLabel 254" style:family="text">
      <style:text-properties style:font-name="Times New Roman" fo:font-family="'Times New Roman'" style:font-family-generic="roman" style:font-pitch="variable" fo:font-size="14pt" fo:letter-spacing="normal" fo:language="ru" fo:country="RU" fo:font-style="normal" fo:font-weight="normal" style:font-name-asian="Times New Roman1" style:font-family-asian="'Times New Roman'" style:font-family-generic-asian="system" style:font-pitch-asian="variable" style:font-size-asian="14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4pt" style:language-complex="ar" style:country-complex="SA" style:font-style-complex="normal" style:font-weight-complex="normal" style:text-scale="100%"/>
    </style:style>
    <style:style style:name="ListLabel_20_255" style:display-name="ListLabel 255" style:family="text">
      <style:text-properties fo:language="ru" fo:country="RU" style:language-asian="en" style:country-asian="US" style:language-complex="ar" style:country-complex="SA"/>
    </style:style>
    <style:style style:name="ListLabel_20_256" style:display-name="ListLabel 256" style:family="text">
      <style:text-properties fo:language="ru" fo:country="RU" style:language-asian="en" style:country-asian="US" style:language-complex="ar" style:country-complex="SA"/>
    </style:style>
    <style:style style:name="ListLabel_20_257" style:display-name="ListLabel 257" style:family="text">
      <style:text-properties fo:language="ru" fo:country="RU" style:language-asian="en" style:country-asian="US" style:language-complex="ar" style:country-complex="SA"/>
    </style:style>
    <style:style style:name="ListLabel_20_258" style:display-name="ListLabel 258" style:family="text">
      <style:text-properties fo:language="ru" fo:country="RU" style:language-asian="en" style:country-asian="US" style:language-complex="ar" style:country-complex="SA"/>
    </style:style>
    <style:style style:name="ListLabel_20_259" style:display-name="ListLabel 259" style:family="text">
      <style:text-properties fo:language="ru" fo:country="RU" style:language-asian="en" style:country-asian="US" style:language-complex="ar" style:country-complex="SA"/>
    </style:style>
    <style:style style:name="ListLabel_20_260" style:display-name="ListLabel 260" style:family="text">
      <style:text-properties fo:language="ru" fo:country="RU" style:language-asian="en" style:country-asian="US" style:language-complex="ar" style:country-complex="SA"/>
    </style:style>
    <style:style style:name="ListLabel_20_261" style:display-name="ListLabel 261" style:family="text">
      <style:text-properties fo:language="ru" fo:country="RU" style:language-asian="en" style:country-asian="US" style:language-complex="ar" style:country-complex="SA"/>
    </style:style>
    <style:style style:name="ListLabel_20_244" style:display-name="ListLabel 244" style:family="text">
      <style:text-properties style:font-name="Times New Roman" fo:font-family="'Times New Roman'" style:font-family-generic="roman" style:font-pitch="variable" fo:font-size="14pt" fo:letter-spacing="normal" fo:language="ru" fo:country="RU" fo:font-style="normal" fo:font-weight="normal" style:font-name-asian="Times New Roman1" style:font-family-asian="'Times New Roman'" style:font-family-generic-asian="system" style:font-pitch-asian="variable" style:font-size-asian="14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4pt" style:language-complex="ar" style:country-complex="SA" style:font-style-complex="normal" style:font-weight-complex="normal" style:text-scale="100%"/>
    </style:style>
    <style:style style:name="ListLabel_20_245" style:display-name="ListLabel 245" style:family="text">
      <style:text-properties fo:language="ru" fo:country="RU" style:language-asian="en" style:country-asian="US" style:language-complex="ar" style:country-complex="SA"/>
    </style:style>
    <style:style style:name="ListLabel_20_246" style:display-name="ListLabel 246" style:family="text">
      <style:text-properties fo:language="ru" fo:country="RU" style:language-asian="en" style:country-asian="US" style:language-complex="ar" style:country-complex="SA"/>
    </style:style>
    <style:style style:name="ListLabel_20_247" style:display-name="ListLabel 247" style:family="text">
      <style:text-properties fo:language="ru" fo:country="RU" style:language-asian="en" style:country-asian="US" style:language-complex="ar" style:country-complex="SA"/>
    </style:style>
    <style:style style:name="ListLabel_20_248" style:display-name="ListLabel 248" style:family="text">
      <style:text-properties fo:language="ru" fo:country="RU" style:language-asian="en" style:country-asian="US" style:language-complex="ar" style:country-complex="SA"/>
    </style:style>
    <style:style style:name="ListLabel_20_249" style:display-name="ListLabel 249" style:family="text">
      <style:text-properties fo:language="ru" fo:country="RU" style:language-asian="en" style:country-asian="US" style:language-complex="ar" style:country-complex="SA"/>
    </style:style>
    <style:style style:name="ListLabel_20_250" style:display-name="ListLabel 250" style:family="text">
      <style:text-properties fo:language="ru" fo:country="RU" style:language-asian="en" style:country-asian="US" style:language-complex="ar" style:country-complex="SA"/>
    </style:style>
    <style:style style:name="ListLabel_20_251" style:display-name="ListLabel 251" style:family="text">
      <style:text-properties fo:language="ru" fo:country="RU" style:language-asian="en" style:country-asian="US" style:language-complex="ar" style:country-complex="SA"/>
    </style:style>
    <style:style style:name="ListLabel_20_252" style:display-name="ListLabel 252" style:family="text">
      <style:text-properties fo:language="ru" fo:country="RU" style:language-asian="en" style:country-asian="US" style:language-complex="ar" style:country-complex="SA"/>
    </style:style>
    <style:style style:name="ListLabel_20_235" style:display-name="ListLabel 235" style:family="text">
      <style:text-properties fo:font-size="14pt" fo:letter-spacing="normal" fo:language="ru" fo:country="RU" fo:font-style="normal" fo:font-weight="normal" style:font-name-asian="Wingdings" style:font-family-asian="Wingdings" style:font-family-generic-asian="system" style:font-pitch-asian="variable" style:font-size-asian="14pt" style:language-asian="en" style:country-asian="US" style:font-style-asian="normal" style:font-weight-asian="normal" style:font-name-complex="Wingdings" style:font-family-complex="Wingdings" style:font-family-generic-complex="system" style:font-pitch-complex="variable" style:font-size-complex="14pt" style:language-complex="ar" style:country-complex="SA" style:font-style-complex="normal" style:font-weight-complex="normal" style:text-scale="100%"/>
    </style:style>
    <style:style style:name="ListLabel_20_236" style:display-name="ListLabel 236" style:family="text">
      <style:text-properties fo:font-size="14pt" fo:letter-spacing="normal" fo:language="ru" fo:country="RU" fo:font-style="normal" fo:font-weight="normal" style:font-name-asian="Symbol" style:font-family-asian="Symbol" style:font-family-generic-asian="system" style:font-pitch-asian="variable" style:font-size-asian="14pt" style:language-asian="en" style:country-asian="US" style:font-style-asian="normal" style:font-weight-asian="normal" style:font-name-complex="Symbol" style:font-family-complex="Symbol" style:font-family-generic-complex="system" style:font-pitch-complex="variable" style:font-size-complex="14pt" style:language-complex="ar" style:country-complex="SA" style:font-style-complex="normal" style:font-weight-complex="normal" style:text-scale="100%"/>
    </style:style>
    <style:style style:name="ListLabel_20_237" style:display-name="ListLabel 237" style:family="text">
      <style:text-properties fo:language="ru" fo:country="RU" style:language-asian="en" style:country-asian="US" style:language-complex="ar" style:country-complex="SA"/>
    </style:style>
    <style:style style:name="ListLabel_20_238" style:display-name="ListLabel 238" style:family="text">
      <style:text-properties fo:language="ru" fo:country="RU" style:language-asian="en" style:country-asian="US" style:language-complex="ar" style:country-complex="SA"/>
    </style:style>
    <style:style style:name="ListLabel_20_239" style:display-name="ListLabel 239" style:family="text">
      <style:text-properties fo:language="ru" fo:country="RU" style:language-asian="en" style:country-asian="US" style:language-complex="ar" style:country-complex="SA"/>
    </style:style>
    <style:style style:name="ListLabel_20_240" style:display-name="ListLabel 240" style:family="text">
      <style:text-properties fo:language="ru" fo:country="RU" style:language-asian="en" style:country-asian="US" style:language-complex="ar" style:country-complex="SA"/>
    </style:style>
    <style:style style:name="ListLabel_20_241" style:display-name="ListLabel 241" style:family="text">
      <style:text-properties fo:language="ru" fo:country="RU" style:language-asian="en" style:country-asian="US" style:language-complex="ar" style:country-complex="SA"/>
    </style:style>
    <style:style style:name="ListLabel_20_242" style:display-name="ListLabel 242" style:family="text">
      <style:text-properties fo:language="ru" fo:country="RU" style:language-asian="en" style:country-asian="US" style:language-complex="ar" style:country-complex="SA"/>
    </style:style>
    <style:style style:name="ListLabel_20_243" style:display-name="ListLabel 243" style:family="text">
      <style:text-properties fo:language="ru" fo:country="RU" style:language-asian="en" style:country-asian="US" style:language-complex="ar" style:country-complex="S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 style:auto-update="true">
      <style:graphic-properties svg:width="17.971cm" fo:min-height="0.259cm" text:anchor-type="paragraph" svg:x="0cm" svg:y="14.19cm" fo:margin-left="0cm" fo:margin-right="0cm" fo:margin-top="0cm" fo:margin-bottom="0cm" style:wrap="none" style:vertical-pos="top" style:vertical-rel="page" style:horizontal-pos="from-left" style:horizontal-rel="page" fo:background-color="transparent" draw:fill="none" draw:fill-color="#729fcf" fo:padding="0cm" fo:border="none" draw:wrap-influence-on-position="once-concurrent" loext:allow-overlap="true">
        <style:columns fo:column-count="1" fo:column-gap="0cm"/>
      </style:graphic-properties>
    </style:style>
    <style:style style:name="Formula" style:family="graphic">
      <style:graphic-properties text:anchor-type="as-char" svg:y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Inline_20_Heading" style:display-name="Inline Heading" style:family="graphic">
      <style:graphic-properties fo:min-width="0.041cm" fo:min-height="0.041cm"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28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умерация_20_кода" style:display-name="Нумерация кода">
      <text:list-level-style-number text:level="1" text:style-name="Line_20_numbering" loext:num-list-format="%1%." style:num-suffix="." style:num-format="1">
        <style:list-level-properties text:list-level-position-and-space-mode="label-alignment" fo:text-align="end">
          <style:list-level-label-alignment text:label-followed-by="listtab" text:list-tab-stop-position="0.3cm" fo:text-indent="-0.3cm" fo:margin-left="0.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319cm" fo:margin-left="0.3cm"/>
        </style:list-level-properties>
      </text:list-level-style-number>
      <text:list-level-style-bullet text:level="2" text:style-name="ListLabel_20_56" loext:num-list-format="•" style:num-suffix="•" text:bullet-char="•">
        <style:list-level-properties text:list-level-position-and-space-mode="label-alignment">
          <style:list-level-label-alignment text:label-followed-by="listtab" fo:text-indent="-0.319cm" fo:margin-left="1.49cm"/>
        </style:list-level-properties>
      </text:list-level-style-bullet>
      <text:list-level-style-bullet text:level="3" text:style-name="ListLabel_20_57" loext:num-list-format="•" style:num-suffix="•" text:bullet-char="•">
        <style:list-level-properties text:list-level-position-and-space-mode="label-alignment">
          <style:list-level-label-alignment text:label-followed-by="listtab" fo:text-indent="-0.319cm" fo:margin-left="2.663cm"/>
        </style:list-level-properties>
      </text:list-level-style-bullet>
      <text:list-level-style-bullet text:level="4" text:style-name="ListLabel_20_58" loext:num-list-format="•" style:num-suffix="•" text:bullet-char="•">
        <style:list-level-properties text:list-level-position-and-space-mode="label-alignment">
          <style:list-level-label-alignment text:label-followed-by="listtab" fo:text-indent="-0.319cm" fo:margin-left="3.838cm"/>
        </style:list-level-properties>
      </text:list-level-style-bullet>
      <text:list-level-style-bullet text:level="5" text:style-name="ListLabel_20_59" loext:num-list-format="•" style:num-suffix="•" text:bullet-char="•">
        <style:list-level-properties text:list-level-position-and-space-mode="label-alignment">
          <style:list-level-label-alignment text:label-followed-by="listtab" fo:text-indent="-0.319cm" fo:margin-left="5.011cm"/>
        </style:list-level-properties>
      </text:list-level-style-bullet>
      <text:list-level-style-bullet text:level="6" text:style-name="ListLabel_20_60" loext:num-list-format="•" style:num-suffix="•" text:bullet-char="•">
        <style:list-level-properties text:list-level-position-and-space-mode="label-alignment">
          <style:list-level-label-alignment text:label-followed-by="listtab" fo:text-indent="-0.319cm" fo:margin-left="6.186cm"/>
        </style:list-level-properties>
      </text:list-level-style-bullet>
      <text:list-level-style-bullet text:level="7" text:style-name="ListLabel_20_61" loext:num-list-format="•" style:num-suffix="•" text:bullet-char="•">
        <style:list-level-properties text:list-level-position-and-space-mode="label-alignment">
          <style:list-level-label-alignment text:label-followed-by="listtab" fo:text-indent="-0.319cm" fo:margin-left="7.359cm"/>
        </style:list-level-properties>
      </text:list-level-style-bullet>
      <text:list-level-style-bullet text:level="8" text:style-name="ListLabel_20_62" loext:num-list-format="•" style:num-suffix="•" text:bullet-char="•">
        <style:list-level-properties text:list-level-position-and-space-mode="label-alignment">
          <style:list-level-label-alignment text:label-followed-by="listtab" fo:text-indent="-0.319cm" fo:margin-left="8.534cm"/>
        </style:list-level-properties>
      </text:list-level-style-bullet>
      <text:list-level-style-bullet text:level="9" text:style-name="ListLabel_20_63" loext:num-list-format="•" style:num-suffix="•" text:bullet-char="•">
        <style:list-level-properties text:list-level-position-and-space-mode="label-alignment">
          <style:list-level-label-alignment text:label-followed-by="listtab" fo:text-indent="-0.319cm" fo:margin-left="9.70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0.503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3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2.118cm"/>
        </style:list-level-properties>
      </text:list-level-style-bullet>
      <text:list-level-style-bullet text:level="3" text:style-name="ListLabel_20_3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745cm"/>
        </style:list-level-properties>
      </text:list-level-style-bullet>
      <text:list-level-style-bullet text:level="4" text:style-name="ListLabel_20_4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371cm"/>
        </style:list-level-properties>
      </text:list-level-style-bullet>
      <text:list-level-style-bullet text:level="5" text:style-name="ListLabel_20_4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997cm"/>
        </style:list-level-properties>
      </text:list-level-style-bullet>
      <text:list-level-style-bullet text:level="6" text:style-name="ListLabel_20_4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8.624cm"/>
        </style:list-level-properties>
      </text:list-level-style-bullet>
      <text:list-level-style-bullet text:level="7" text:style-name="ListLabel_20_4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0.25cm"/>
        </style:list-level-properties>
      </text:list-level-style-bullet>
      <text:list-level-style-bullet text:level="8" text:style-name="ListLabel_20_4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1.875cm"/>
        </style:list-level-properties>
      </text:list-level-style-bullet>
      <text:list-level-style-bullet text:level="9" text:style-name="ListLabel_20_4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3.501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" style:num-format="1" text:start-value="3">
        <style:list-level-properties text:list-level-position-and-space-mode="label-alignment">
          <style:list-level-label-alignment text:label-followed-by="listtab" fo:text-indent="-1.503cm" fo:margin-left="6.197cm"/>
        </style:list-level-properties>
      </text:list-level-style-number>
      <text:list-level-style-number text:level="2" text:style-name="ListLabel_20_29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503cm" fo:margin-left="6.197cm"/>
        </style:list-level-properties>
      </text:list-level-style-number>
      <text:list-level-style-bullet text:level="3" text:style-name="ListLabel_20_30" loext:num-list-format="•" style:num-suffix="•" text:bullet-char="•">
        <style:list-level-properties text:list-level-position-and-space-mode="label-alignment">
          <style:list-level-label-alignment text:label-followed-by="listtab" fo:text-indent="-1.503cm" fo:margin-left="8.317cm"/>
        </style:list-level-properties>
      </text:list-level-style-bullet>
      <text:list-level-style-bullet text:level="4" text:style-name="ListLabel_20_31" loext:num-list-format="•" style:num-suffix="•" text:bullet-char="•">
        <style:list-level-properties text:list-level-position-and-space-mode="label-alignment">
          <style:list-level-label-alignment text:label-followed-by="listtab" fo:text-indent="-1.503cm" fo:margin-left="9.372cm"/>
        </style:list-level-properties>
      </text:list-level-style-bullet>
      <text:list-level-style-bullet text:level="5" text:style-name="ListLabel_20_32" loext:num-list-format="•" style:num-suffix="•" text:bullet-char="•">
        <style:list-level-properties text:list-level-position-and-space-mode="label-alignment">
          <style:list-level-label-alignment text:label-followed-by="listtab" fo:text-indent="-1.503cm" fo:margin-left="10.426cm"/>
        </style:list-level-properties>
      </text:list-level-style-bullet>
      <text:list-level-style-bullet text:level="6" text:style-name="ListLabel_20_33" loext:num-list-format="•" style:num-suffix="•" text:bullet-char="•">
        <style:list-level-properties text:list-level-position-and-space-mode="label-alignment">
          <style:list-level-label-alignment text:label-followed-by="listtab" fo:text-indent="-1.503cm" fo:margin-left="11.481cm"/>
        </style:list-level-properties>
      </text:list-level-style-bullet>
      <text:list-level-style-bullet text:level="7" text:style-name="ListLabel_20_34" loext:num-list-format="•" style:num-suffix="•" text:bullet-char="•">
        <style:list-level-properties text:list-level-position-and-space-mode="label-alignment">
          <style:list-level-label-alignment text:label-followed-by="listtab" fo:text-indent="-1.503cm" fo:margin-left="12.536cm"/>
        </style:list-level-properties>
      </text:list-level-style-bullet>
      <text:list-level-style-bullet text:level="8" text:style-name="ListLabel_20_35" loext:num-list-format="•" style:num-suffix="•" text:bullet-char="•">
        <style:list-level-properties text:list-level-position-and-space-mode="label-alignment">
          <style:list-level-label-alignment text:label-followed-by="listtab" fo:text-indent="-1.503cm" fo:margin-left="13.589cm"/>
        </style:list-level-properties>
      </text:list-level-style-bullet>
      <text:list-level-style-bullet text:level="9" text:style-name="ListLabel_20_36" loext:num-list-format="•" style:num-suffix="•" text:bullet-char="•">
        <style:list-level-properties text:list-level-position-and-space-mode="label-alignment">
          <style:list-level-label-alignment text:label-followed-by="listtab" fo:text-indent="-1.503cm" fo:margin-left="14.644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757cm"/>
        </style:list-level-properties>
      </text:list-level-style-number>
      <text:list-level-style-bullet text:level="2" text:style-name="ListLabel_20_2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2.341cm"/>
        </style:list-level-properties>
      </text:list-level-style-bullet>
      <text:list-level-style-bullet text:level="3" text:style-name="ListLabel_20_2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942cm"/>
        </style:list-level-properties>
      </text:list-level-style-bullet>
      <text:list-level-style-bullet text:level="4" text:style-name="ListLabel_20_2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544cm"/>
        </style:list-level-properties>
      </text:list-level-style-bullet>
      <text:list-level-style-bullet text:level="5" text:style-name="ListLabel_20_2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7.146cm"/>
        </style:list-level-properties>
      </text:list-level-style-bullet>
      <text:list-level-style-bullet text:level="6" text:style-name="ListLabel_20_2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8.747cm"/>
        </style:list-level-properties>
      </text:list-level-style-bullet>
      <text:list-level-style-bullet text:level="7" text:style-name="ListLabel_20_2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0.349cm"/>
        </style:list-level-properties>
      </text:list-level-style-bullet>
      <text:list-level-style-bullet text:level="8" text:style-name="ListLabel_20_2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1.949cm"/>
        </style:list-level-properties>
      </text:list-level-style-bullet>
      <text:list-level-style-bullet text:level="9" text:style-name="ListLabel_20_2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3.5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891cm"/>
        </style:list-level-properties>
      </text:list-level-style-number>
      <text:list-level-style-bullet text:level="2" text:style-name="ListLabel_20_1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388cm"/>
        </style:list-level-properties>
      </text:list-level-style-bullet>
      <text:list-level-style-bullet text:level="3" text:style-name="ListLabel_20_1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874cm"/>
        </style:list-level-properties>
      </text:list-level-style-bullet>
      <text:list-level-style-bullet text:level="4" text:style-name="ListLabel_20_1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359cm"/>
        </style:list-level-properties>
      </text:list-level-style-bullet>
      <text:list-level-style-bullet text:level="5" text:style-name="ListLabel_20_1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7.844cm"/>
        </style:list-level-properties>
      </text:list-level-style-bullet>
      <text:list-level-style-bullet text:level="6" text:style-name="ListLabel_20_1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9.329cm"/>
        </style:list-level-properties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0.814cm"/>
        </style:list-level-properties>
      </text:list-level-style-bullet>
      <text:list-level-style-bullet text:level="8" text:style-name="ListLabel_20_1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2.298cm"/>
        </style:list-level-properties>
      </text:list-level-style-bullet>
      <text:list-level-style-bullet text:level="9" text:style-name="ListLabel_20_1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3.78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262" loext:num-list-format="%1%." style:num-suffix="." style:num-format="1">
        <style:list-level-properties text:list-level-position-and-space-mode="label-alignment">
          <style:list-level-label-alignment text:label-followed-by="listtab" fo:text-indent="-0.995cm" fo:margin-left="0.753cm"/>
        </style:list-level-properties>
      </text:list-level-style-number>
      <text:list-level-style-number text:level="2" text:style-name="ListLabel_20_263" loext:num-list-format="%1%.%2%" style:num-format="1" text:display-levels="2">
        <style:list-level-properties text:list-level-position-and-space-mode="label-alignment">
          <style:list-level-label-alignment text:label-followed-by="listtab" fo:text-indent="-1.415cm" fo:margin-left="0.753cm"/>
        </style:list-level-properties>
      </text:list-level-style-number>
      <text:list-level-style-bullet text:level="3" text:style-name="ListLabel_20_264" loext:num-list-format="" style:num-suffix="" text:bullet-char="">
        <style:list-level-properties text:list-level-position-and-space-mode="label-alignment">
          <style:list-level-label-alignment text:label-followed-by="listtab" fo:text-indent="-0.496cm" fo:margin-left="2.75cm"/>
        </style:list-level-properties>
        <style:text-properties fo:font-family="Symbol" style:font-style-name="Regular" style:font-pitch="variable" style:font-charset="x-symbol"/>
      </text:list-level-style-bullet>
      <text:list-level-style-bullet text:level="4" text:style-name="ListLabel_20_265" loext:num-list-format="•" style:num-suffix="•" text:bullet-char="•">
        <style:list-level-properties text:list-level-position-and-space-mode="label-alignment">
          <style:list-level-label-alignment text:label-followed-by="listtab" fo:text-indent="-0.496cm" fo:margin-left="3.246cm"/>
        </style:list-level-properties>
      </text:list-level-style-bullet>
      <text:list-level-style-bullet text:level="5" text:style-name="ListLabel_20_266" loext:num-list-format="•" style:num-suffix="•" text:bullet-char="•">
        <style:list-level-properties text:list-level-position-and-space-mode="label-alignment">
          <style:list-level-label-alignment text:label-followed-by="listtab" fo:text-indent="-0.496cm" fo:margin-left="5.422cm"/>
        </style:list-level-properties>
      </text:list-level-style-bullet>
      <text:list-level-style-bullet text:level="6" text:style-name="ListLabel_20_267" loext:num-list-format="•" style:num-suffix="•" text:bullet-char="•">
        <style:list-level-properties text:list-level-position-and-space-mode="label-alignment">
          <style:list-level-label-alignment text:label-followed-by="listtab" fo:text-indent="-0.496cm" fo:margin-left="7.601cm"/>
        </style:list-level-properties>
      </text:list-level-style-bullet>
      <text:list-level-style-bullet text:level="7" text:style-name="ListLabel_20_268" loext:num-list-format="•" style:num-suffix="•" text:bullet-char="•">
        <style:list-level-properties text:list-level-position-and-space-mode="label-alignment">
          <style:list-level-label-alignment text:label-followed-by="listtab" fo:text-indent="-0.496cm" fo:margin-left="9.779cm"/>
        </style:list-level-properties>
      </text:list-level-style-bullet>
      <text:list-level-style-bullet text:level="8" text:style-name="ListLabel_20_269" loext:num-list-format="•" style:num-suffix="•" text:bullet-char="•">
        <style:list-level-properties text:list-level-position-and-space-mode="label-alignment">
          <style:list-level-label-alignment text:label-followed-by="listtab" fo:text-indent="-0.496cm" fo:margin-left="11.956cm"/>
        </style:list-level-properties>
      </text:list-level-style-bullet>
      <text:list-level-style-bullet text:level="9" text:style-name="ListLabel_20_270" loext:num-list-format="•" style:num-suffix="•" text:bullet-char="•">
        <style:list-level-properties text:list-level-position-and-space-mode="label-alignment">
          <style:list-level-label-alignment text:label-followed-by="listtab" fo:text-indent="-0.496cm" fo:margin-left="14.134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253" loext:num-list-format="%1%." style:num-suffix="." style:num-format="1">
        <style:list-level-properties text:list-level-position-and-space-mode="label-alignment">
          <style:list-level-label-alignment text:label-followed-by="listtab" fo:text-indent="-0.995cm" fo:margin-left="3.251cm"/>
        </style:list-level-properties>
      </text:list-level-style-number>
      <text:list-level-style-number text:level="2" text:style-name="ListLabel_20_254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87cm" fo:margin-left="4.122cm"/>
        </style:list-level-properties>
      </text:list-level-style-number>
      <text:list-level-style-bullet text:level="3" text:style-name="ListLabel_20_255" loext:num-list-format="•" style:num-suffix="•" text:bullet-char="•">
        <style:list-level-properties text:list-level-position-and-space-mode="label-alignment">
          <style:list-level-label-alignment text:label-followed-by="listtab" fo:text-indent="-0.87cm" fo:margin-left="5.722cm"/>
        </style:list-level-properties>
      </text:list-level-style-bullet>
      <text:list-level-style-bullet text:level="4" text:style-name="ListLabel_20_256" loext:num-list-format="•" style:num-suffix="•" text:bullet-char="•">
        <style:list-level-properties text:list-level-position-and-space-mode="label-alignment">
          <style:list-level-label-alignment text:label-followed-by="listtab" fo:text-indent="-0.87cm" fo:margin-left="7.318cm"/>
        </style:list-level-properties>
      </text:list-level-style-bullet>
      <text:list-level-style-bullet text:level="5" text:style-name="ListLabel_20_257" loext:num-list-format="•" style:num-suffix="•" text:bullet-char="•">
        <style:list-level-properties text:list-level-position-and-space-mode="label-alignment">
          <style:list-level-label-alignment text:label-followed-by="listtab" fo:text-indent="-0.87cm" fo:margin-left="8.915cm"/>
        </style:list-level-properties>
      </text:list-level-style-bullet>
      <text:list-level-style-bullet text:level="6" text:style-name="ListLabel_20_258" loext:num-list-format="•" style:num-suffix="•" text:bullet-char="•">
        <style:list-level-properties text:list-level-position-and-space-mode="label-alignment">
          <style:list-level-label-alignment text:label-followed-by="listtab" fo:text-indent="-0.87cm" fo:margin-left="10.511cm"/>
        </style:list-level-properties>
      </text:list-level-style-bullet>
      <text:list-level-style-bullet text:level="7" text:style-name="ListLabel_20_259" loext:num-list-format="•" style:num-suffix="•" text:bullet-char="•">
        <style:list-level-properties text:list-level-position-and-space-mode="label-alignment">
          <style:list-level-label-alignment text:label-followed-by="listtab" fo:text-indent="-0.87cm" fo:margin-left="12.107cm"/>
        </style:list-level-properties>
      </text:list-level-style-bullet>
      <text:list-level-style-bullet text:level="8" text:style-name="ListLabel_20_260" loext:num-list-format="•" style:num-suffix="•" text:bullet-char="•">
        <style:list-level-properties text:list-level-position-and-space-mode="label-alignment">
          <style:list-level-label-alignment text:label-followed-by="listtab" fo:text-indent="-0.87cm" fo:margin-left="13.702cm"/>
        </style:list-level-properties>
      </text:list-level-style-bullet>
      <text:list-level-style-bullet text:level="9" text:style-name="ListLabel_20_261" loext:num-list-format="•" style:num-suffix="•" text:bullet-char="•">
        <style:list-level-properties text:list-level-position-and-space-mode="label-alignment">
          <style:list-level-label-alignment text:label-followed-by="listtab" fo:text-indent="-0.87cm" fo:margin-left="15.298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244" loext:num-list-format="%1%." style:num-suffix="." style:num-format="1">
        <style:list-level-properties text:list-level-position-and-space-mode="label-alignment">
          <style:list-level-label-alignment text:label-followed-by="listtab" fo:text-indent="-0.995cm" fo:margin-left="0.753cm"/>
        </style:list-level-properties>
      </text:list-level-style-number>
      <text:list-level-style-bullet text:level="2" text:style-name="ListLabel_20_245" loext:num-list-format="•" style:num-suffix="•" text:bullet-char="•">
        <style:list-level-properties text:list-level-position-and-space-mode="label-alignment">
          <style:list-level-label-alignment text:label-followed-by="listtab" fo:text-indent="-0.995cm" fo:margin-left="2.515cm"/>
        </style:list-level-properties>
      </text:list-level-style-bullet>
      <text:list-level-style-bullet text:level="3" text:style-name="ListLabel_20_246" loext:num-list-format="•" style:num-suffix="•" text:bullet-char="•">
        <style:list-level-properties text:list-level-position-and-space-mode="label-alignment">
          <style:list-level-label-alignment text:label-followed-by="listtab" fo:text-indent="-0.995cm" fo:margin-left="4.29cm"/>
        </style:list-level-properties>
      </text:list-level-style-bullet>
      <text:list-level-style-bullet text:level="4" text:style-name="ListLabel_20_247" loext:num-list-format="•" style:num-suffix="•" text:bullet-char="•">
        <style:list-level-properties text:list-level-position-and-space-mode="label-alignment">
          <style:list-level-label-alignment text:label-followed-by="listtab" fo:text-indent="-0.995cm" fo:margin-left="6.064cm"/>
        </style:list-level-properties>
      </text:list-level-style-bullet>
      <text:list-level-style-bullet text:level="5" text:style-name="ListLabel_20_248" loext:num-list-format="•" style:num-suffix="•" text:bullet-char="•">
        <style:list-level-properties text:list-level-position-and-space-mode="label-alignment">
          <style:list-level-label-alignment text:label-followed-by="listtab" fo:text-indent="-0.995cm" fo:margin-left="7.84cm"/>
        </style:list-level-properties>
      </text:list-level-style-bullet>
      <text:list-level-style-bullet text:level="6" text:style-name="ListLabel_20_249" loext:num-list-format="•" style:num-suffix="•" text:bullet-char="•">
        <style:list-level-properties text:list-level-position-and-space-mode="label-alignment">
          <style:list-level-label-alignment text:label-followed-by="listtab" fo:text-indent="-0.995cm" fo:margin-left="9.615cm"/>
        </style:list-level-properties>
      </text:list-level-style-bullet>
      <text:list-level-style-bullet text:level="7" text:style-name="ListLabel_20_250" loext:num-list-format="•" style:num-suffix="•" text:bullet-char="•">
        <style:list-level-properties text:list-level-position-and-space-mode="label-alignment">
          <style:list-level-label-alignment text:label-followed-by="listtab" fo:text-indent="-0.995cm" fo:margin-left="11.389cm"/>
        </style:list-level-properties>
      </text:list-level-style-bullet>
      <text:list-level-style-bullet text:level="8" text:style-name="ListLabel_20_251" loext:num-list-format="•" style:num-suffix="•" text:bullet-char="•">
        <style:list-level-properties text:list-level-position-and-space-mode="label-alignment">
          <style:list-level-label-alignment text:label-followed-by="listtab" fo:text-indent="-0.995cm" fo:margin-left="13.166cm"/>
        </style:list-level-properties>
      </text:list-level-style-bullet>
      <text:list-level-style-bullet text:level="9" text:style-name="ListLabel_20_252" loext:num-list-format="•" style:num-suffix="•" text:bullet-char="•">
        <style:list-level-properties text:list-level-position-and-space-mode="label-alignment">
          <style:list-level-label-alignment text:label-followed-by="listtab" fo:text-indent="-0.995cm" fo:margin-left="14.94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235" loext:num-list-format="" style:num-suffix="" text:bullet-char="">
        <style:list-level-properties text:list-level-position-and-space-mode="label-alignment">
          <style:list-level-label-alignment text:label-followed-by="listtab" fo:text-indent="-1.249cm" fo:margin-left="3.25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236" loext:num-list-format="" style:num-suffix="" text:bullet-char="">
        <style:list-level-properties text:list-level-position-and-space-mode="label-alignment">
          <style:list-level-label-alignment text:label-followed-by="listtab" fo:text-indent="-0.496cm" fo:margin-left="2.75cm"/>
        </style:list-level-properties>
        <style:text-properties fo:font-family="Symbol" style:font-style-name="Regular" style:font-pitch="variable" style:font-charset="x-symbol"/>
      </text:list-level-style-bullet>
      <text:list-level-style-bullet text:level="3" text:style-name="ListLabel_20_237" loext:num-list-format="•" style:num-suffix="•" text:bullet-char="•">
        <style:list-level-properties text:list-level-position-and-space-mode="label-alignment">
          <style:list-level-label-alignment text:label-followed-by="listtab" fo:text-indent="-0.496cm" fo:margin-left="4.939cm"/>
        </style:list-level-properties>
      </text:list-level-style-bullet>
      <text:list-level-style-bullet text:level="4" text:style-name="ListLabel_20_238" loext:num-list-format="•" style:num-suffix="•" text:bullet-char="•">
        <style:list-level-properties text:list-level-position-and-space-mode="label-alignment">
          <style:list-level-label-alignment text:label-followed-by="listtab" fo:text-indent="-0.496cm" fo:margin-left="6.632cm"/>
        </style:list-level-properties>
      </text:list-level-style-bullet>
      <text:list-level-style-bullet text:level="5" text:style-name="ListLabel_20_239" loext:num-list-format="•" style:num-suffix="•" text:bullet-char="•">
        <style:list-level-properties text:list-level-position-and-space-mode="label-alignment">
          <style:list-level-label-alignment text:label-followed-by="listtab" fo:text-indent="-0.496cm" fo:margin-left="8.327cm"/>
        </style:list-level-properties>
      </text:list-level-style-bullet>
      <text:list-level-style-bullet text:level="6" text:style-name="ListLabel_20_240" loext:num-list-format="•" style:num-suffix="•" text:bullet-char="•">
        <style:list-level-properties text:list-level-position-and-space-mode="label-alignment">
          <style:list-level-label-alignment text:label-followed-by="listtab" fo:text-indent="-0.496cm" fo:margin-left="10.021cm"/>
        </style:list-level-properties>
      </text:list-level-style-bullet>
      <text:list-level-style-bullet text:level="7" text:style-name="ListLabel_20_241" loext:num-list-format="•" style:num-suffix="•" text:bullet-char="•">
        <style:list-level-properties text:list-level-position-and-space-mode="label-alignment">
          <style:list-level-label-alignment text:label-followed-by="listtab" fo:text-indent="-0.496cm" fo:margin-left="11.714cm"/>
        </style:list-level-properties>
      </text:list-level-style-bullet>
      <text:list-level-style-bullet text:level="8" text:style-name="ListLabel_20_242" loext:num-list-format="•" style:num-suffix="•" text:bullet-char="•">
        <style:list-level-properties text:list-level-position-and-space-mode="label-alignment">
          <style:list-level-label-alignment text:label-followed-by="listtab" fo:text-indent="-0.496cm" fo:margin-left="13.409cm"/>
        </style:list-level-properties>
      </text:list-level-style-bullet>
      <text:list-level-style-bullet text:level="9" text:style-name="ListLabel_20_243" loext:num-list-format="•" style:num-suffix="•" text:bullet-char="•">
        <style:list-level-properties text:list-level-position-and-space-mode="label-alignment">
          <style:list-level-label-alignment text:label-followed-by="listtab" fo:text-indent="-0.496cm" fo:margin-left="15.102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suffix=")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Text_20_body">
      <style:paragraph-properties fo:line-height="5%"/>
      <style:text-properties fo:font-size="10pt" style:font-size-asian="10pt"/>
    </style:style>
    <style:style style:name="MP3" style:family="paragraph" style:parent-style-name="Text_20_body">
      <style:paragraph-properties fo:margin-left="0.035cm" fo:margin-right="0cm" fo:margin-top="0.018cm" fo:margin-bottom="0cm" style:contextual-spacing="false"/>
    </style:style>
    <style:style style:name="MP4" style:family="paragraph">
      <loext:graphic-properties draw:fill="none"/>
      <style:paragraph-properties fo:text-align="start"/>
      <style:text-properties fo:font-size="18pt"/>
    </style:style>
    <style:style style:name="MP5" style:family="paragraph" style:parent-style-name="Text_20_body">
      <style:paragraph-properties fo:margin-left="0.035cm" fo:margin-right="0cm" fo:margin-top="0.018cm" fo:margin-bottom="0cm" style:contextual-spacing="false"/>
      <style:text-properties fo:letter-spacing="-0.009cm"/>
    </style:style>
    <style:style style:name="MP6" style:family="paragraph" style:parent-style-name="Frame_20_contents">
      <style:paragraph-properties fo:margin-left="0.035cm" fo:margin-right="0cm" fo:margin-top="0.018cm" fo:margin-bottom="0cm" style:contextual-spacing="false" fo:text-align="start" style:justify-single-word="false" fo:text-indent="0cm" style:auto-text-indent="false"/>
    </style:style>
    <style:style style:name="MP7" style:family="paragraph" style:parent-style-name="Text_20_body">
      <style:paragraph-properties fo:margin-left="0cm" fo:margin-right="0cm" fo:line-height="6%"/>
      <style:text-properties fo:font-size="10pt" style:font-size-asian="10pt"/>
    </style:style>
    <style:style style:name="MP8" style:family="paragraph" style:parent-style-name="Text_20_body">
      <style:paragraph-properties fo:margin-left="0.035cm" fo:margin-right="0cm" fo:margin-top="0.016cm" fo:margin-bottom="0cm" style:contextual-spacing="false"/>
    </style:style>
    <style:style style:name="MP9" style:family="paragraph" style:parent-style-name="Text_20_body">
      <style:paragraph-properties fo:margin-left="0.035cm" fo:margin-right="0cm" fo:margin-top="0.016cm" fo:margin-bottom="0cm" style:contextual-spacing="false"/>
      <style:text-properties fo:letter-spacing="-0.009cm"/>
    </style:style>
    <style:style style:name="MT1" style:family="text">
      <style:text-properties fo:font-size="10pt" style:font-size-asian="10pt"/>
    </style:style>
    <style:style style:name="MT2" style:family="text">
      <style:text-properties fo:letter-spacing="-0.009cm"/>
    </style:style>
    <style:style style:name="MT3" style:family="text">
      <style:text-properties fo:font-size="10pt" fo:letter-spacing="-0.009cm" style:font-size-asian="10pt"/>
    </style:style>
    <style:style style:name="Mfr1" style:family="graphic" style:parent-style-name="Frame">
      <style:graphic-properties fo:margin-left="0cm" fo:margin-right="0cm" style:run-through="background" style:wrap="run-through" style:number-wrapped-paragraphs="no-limit" style:vertical-pos="from-top" style:vertical-rel="page" style:horizontal-pos="from-left" style:horizontal-rel="page" draw:opacity="0%" fo:padding="0cm" fo:border="none" style:writing-mode="lr-tb" draw:wrap-influence-on-position="once-concurrent" loext:allow-overlap="true" draw:textarea-vertical-align="top"/>
    </style:style>
    <style:style style:name="Mgr1" style:family="graphic" style:parent-style-name="Frame">
      <style:graphic-properties draw:stroke="none" svg:stroke-width="0cm" draw:fill="none" loext:fill-use-slide-background="false" draw:textarea-vertical-align="top" draw:auto-grow-height="false" fo:min-height="0.542cm" fo:min-width="0.496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2" style:family="graphic" style:parent-style-name="Frame">
      <style:graphic-properties draw:stroke="none" svg:stroke-width="0cm" draw:fill="none" loext:fill-use-slide-background="false" draw:textarea-vertical-align="top" draw:auto-grow-height="false" fo:min-height="0.462cm" fo:min-width="0.429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3" style:family="graphic" style:parent-style-name="Frame">
      <style:graphic-properties draw:stroke="none" svg:stroke-width="0cm" draw:fill="none" loext:fill-use-slide-background="false" draw:textarea-vertical-align="top" draw:auto-grow-height="false" fo:min-height="0.621cm" fo:min-width="0.679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14.801cm" fo:page-height="21.001cm" style:num-format="1" style:print-orientation="portrait" fo:margin-top="1.341cm" fo:margin-bottom="1.854cm" fo:margin-left="1.499cm" fo:margin-right="1.249cm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439cm" fo:margin-left="0cm" fo:margin-right="0cm" fo:margin-top="0.339cm" style:dynamic-spacing="true"/>
      </style:footer-style>
    </style:page-layout>
    <style:page-layout style:name="Mpm7">
      <style:page-layout-properties fo:page-width="14.801cm" fo:page-height="21.001cm" style:num-format="1" style:print-orientation="portrait" fo:margin-top="1.376cm" fo:margin-bottom="1.854cm" fo:margin-left="1.499cm" fo:margin-right="1.249cm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439cm" fo:margin-left="0cm" fo:margin-right="0cm" fo:margin-top="0.339cm" style:dynamic-spacing="true"/>
      </style:footer-style>
    </style:page-layout>
    <style:page-layout style:name="Mpm8">
      <style:page-layout-properties fo:page-width="21.001cm" fo:page-height="29.7cm" style:num-format="1" style:print-orientation="portrait" fo:margin-top="1.252cm" fo:margin-bottom="0.494cm" fo:margin-left="2.999cm" fo:margin-right="1.249cm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582cm" fo:margin-left="0cm" fo:margin-right="0cm" fo:margin-bottom="0.482cm" style:dynamic-spacing="true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834cm" fo:margin-bottom="0.771cm" fo:margin-left="2.249cm" fo:margin-right="0.249cm" style:writing-mode="lr-tb" style:layout-grid-color="#c0c0c0" style:layout-grid-lines="26772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23cm" fo:margin-left="0cm" fo:margin-right="0cm" fo:margin-top="0.222cm" style:dynamic-spacing="true"/>
      </style:footer-style>
    </style:page-layout>
    <style:page-layout style:name="Mpm10">
      <style:page-layout-properties fo:page-width="21.001cm" fo:page-height="29.7cm" style:num-format="1" style:print-orientation="portrait" fo:margin-top="1.905cm" fo:margin-bottom="0.771cm" fo:margin-left="2.249cm" fo:margin-right="0.249cm" style:writing-mode="lr-tb" style:layout-grid-color="#c0c0c0" style:layout-grid-lines="26701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23cm" fo:margin-left="0cm" fo:margin-right="0cm" fo:margin-top="0.222cm" style:dynamic-spacing="true"/>
      </style:footer-style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9</text:page-number></text:p>
      </style:footer>
    </style:master-page>
    <style:master-page style:name="Титульная" style:page-layout-name="Mpm2" draw:style-name="Mdp2"/>
    <style:master-page style:name="First_20_Page" style:display-name="First Page" style:page-layout-name="Mpm3" draw:style-name="Mdp1" style:next-style-name="Standard"/>
    <style:master-page style:name="Footnote" style:page-layout-name="Mpm4" draw:style-name="Mdp1"/>
    <style:master-page style:name="Endnote" style:page-layout-name="Mpm4" draw:style-name="Mdp1"/>
    <style:master-page style:name="HTML" style:page-layout-name="Mpm5" draw:style-name="Mdp1"/>
    <style:master-page style:name="Converted13" style:page-layout-name="Mpm6" draw:style-name="Mdp1">
      <style:footer>
        <text:p text:style-name="MP2" loext:marker-style-name="MT1"><draw:custom-shape text:anchor-type="char" draw:z-index="1" draw:name="Textbox 13" draw:style-name="Mgr1" draw:text-style-name="MP4" svg:width="0.495cm" svg:height="0.541cm" svg:x="7.304cm" svg:y="18.671cm"><text:p text:style-name="MP3"><text:span text:style-name="MT2"><text:page-number text:select-page="current">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Врезка1" text:anchor-type="char" svg:x="0cm" svg:y="0cm" svg:width="0.497cm" svg:height="0.543cm" draw:z-index="0"><draw:text-box><text:p text:style-name="MP3"><text:span text:style-name="MT2"><text:page-number text:select-page="current">0</text:page-number></text:span></text:p></draw:text-box></draw:frame><draw:frame draw:style-name="Mfr1" draw:name="Врезка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1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11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111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1111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11111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111111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1111111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13" text:anchor-type="char" svg:x="7.304cm" svg:y="18.671cm" svg:width="0.497cm" svg:height="0.542cm" draw:z-index="0"><draw:text-box><text:p text:style-name="MP5"><text:page-number text:select-page="current">0</text:page-number></text:p></draw:text-box></draw:frame></text:p>
      </style:footer>
    </style:master-page>
    <style:master-page style:name="Converted14" style:page-layout-name="Mpm6" draw:style-name="Mdp1">
      <style:footer>
        <text:p text:style-name="MP2" loext:marker-style-name="MT1"><draw:custom-shape text:anchor-type="char" draw:z-index="0" draw:name="Textbox 14" draw:style-name="Mgr1" draw:text-style-name="MP4" svg:width="0.495cm" svg:height="0.541cm" svg:x="7.304cm" svg:y="18.671cm"><text:p text:style-name="MP3"><text:span text:style-name="MT2"><text:page-number text:select-page="current">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Врезка2" text:anchor-type="char" svg:x="0cm" svg:y="0cm" svg:width="0.497cm" svg:height="0.543cm" draw:z-index="0"><draw:text-box><text:p text:style-name="MP3"><text:span text:style-name="MT2"><text:page-number text:select-page="current">0</text:page-number></text:span></text:p></draw:text-box></draw:frame><draw:frame draw:style-name="Mfr1" draw:name="Врезка2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2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2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2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2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2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21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211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2111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21111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211111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2111111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14" text:anchor-type="char" svg:x="7.304cm" svg:y="18.671cm" svg:width="0.497cm" svg:height="0.543cm" draw:z-index="0"><draw:text-box><text:p text:style-name="MP5"><text:page-number text:select-page="current">0</text:page-number></text:p></draw:text-box></draw:frame></text:p>
      </style:footer>
    </style:master-page>
    <style:master-page style:name="Converted15" style:page-layout-name="Mpm7" draw:style-name="Mdp1">
      <style:footer>
        <text:p text:style-name="MP2" loext:marker-style-name="MT1"><draw:custom-shape text:anchor-type="char" draw:z-index="2" draw:name="Textbox 15" draw:style-name="Mgr1" draw:text-style-name="MP4" svg:width="0.495cm" svg:height="0.541cm" svg:x="7.304cm" svg:y="18.671cm"><text:p text:style-name="MP3"><text:span text:style-name="MT2"><text:page-number text:select-page="current">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Врезка3" text:anchor-type="char" svg:x="0cm" svg:y="0cm" svg:width="0.497cm" svg:height="0.543cm" draw:z-index="0"><draw:text-box><text:p text:style-name="MP3"><text:span text:style-name="MT2"><text:page-number text:select-page="current">0</text:page-number></text:span></text:p></draw:text-box></draw:frame><draw:frame draw:style-name="Mfr1" draw:name="Врезка3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3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3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3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3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3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31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311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3111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31111111111" text:anchor-type="char" svg:x="7.304cm" svg:y="18.671cm" svg:width="0.497cm" svg:height="0.543cm" draw:z-index="0"><draw:text-box><text:p text:style-name="MP5"><text:page-number text:select-page="current">0</text:page-number></text:p></draw:text-box></draw:frame><draw:frame draw:style-name="Mfr1" draw:name="Врезка311111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3111111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15" text:anchor-type="char" svg:x="7.304cm" svg:y="18.671cm" svg:width="0.497cm" svg:height="0.542cm" draw:z-index="0"><draw:text-box><text:p text:style-name="MP5"><text:page-number text:select-page="current">0</text:page-number></text:p></draw:text-box></draw:frame></text:p>
      </style:footer>
    </style:master-page>
    <style:master-page style:name="Converted16" style:page-layout-name="Mpm7" draw:style-name="Mdp1">
      <style:footer>
        <text:p text:style-name="MP2" loext:marker-style-name="MT1"><draw:custom-shape text:anchor-type="char" draw:z-index="3" draw:name="Textbox 16" draw:style-name="Mgr1" draw:text-style-name="MP4" svg:width="0.495cm" svg:height="0.541cm" svg:x="7.304cm" svg:y="18.671cm"><text:p text:style-name="MP3"><text:span text:style-name="MT2"><text:page-number text:select-page="current">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Врезка4" text:anchor-type="char" svg:x="0cm" svg:y="0cm" svg:width="0.497cm" svg:height="0.543cm" draw:z-index="0"><draw:text-box><text:p text:style-name="MP3"><text:span text:style-name="MT2"><text:page-number text:select-page="current">0</text:page-number></text:span></text:p></draw:text-box></draw:frame><draw:frame draw:style-name="Mfr1" draw:name="Врезка4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4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4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4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4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4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41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411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4111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41111111111" text:anchor-type="char" svg:x="7.304cm" svg:y="18.671cm" svg:width="0.497cm" svg:height="0.543cm" draw:z-index="0"><draw:text-box><text:p text:style-name="MP5"><text:page-number text:select-page="current">0</text:page-number></text:p></draw:text-box></draw:frame><draw:frame draw:style-name="Mfr1" draw:name="Врезка411111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4111111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16" text:anchor-type="char" svg:x="7.304cm" svg:y="18.671cm" svg:width="0.497cm" svg:height="0.543cm" draw:z-index="0"><draw:text-box><text:p text:style-name="MP5"><text:page-number text:select-page="current">0</text:page-number></text:p></draw:text-box></draw:frame></text:p>
      </style:footer>
    </style:master-page>
    <style:master-page style:name="Converted17" style:page-layout-name="Mpm7" draw:style-name="Mdp1">
      <style:footer>
        <text:p text:style-name="MP2" loext:marker-style-name="MT1"><draw:custom-shape text:anchor-type="char" draw:z-index="4" draw:name="Textbox 17" draw:style-name="Mgr1" draw:text-style-name="MP4" svg:width="0.495cm" svg:height="0.541cm" svg:x="7.304cm" svg:y="18.671cm"><text:p text:style-name="MP3"><text:span text:style-name="MT2"><text:page-number text:select-page="current">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Врезка5" text:anchor-type="char" svg:x="0cm" svg:y="0cm" svg:width="0.497cm" svg:height="0.543cm" draw:z-index="0"><draw:text-box><text:p text:style-name="MP3"><text:span text:style-name="MT2"><text:page-number text:select-page="current">0</text:page-number></text:span></text:p></draw:text-box></draw:frame><draw:frame draw:style-name="Mfr1" draw:name="Врезка5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5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5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5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5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5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51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511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5111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51111111111" text:anchor-type="char" svg:x="7.304cm" svg:y="18.671cm" svg:width="0.497cm" svg:height="0.542cm" draw:z-index="0"><draw:text-box><text:p text:style-name="MP5"><text:page-number text:select-page="current">0</text:page-number></text:p></draw:text-box></draw:frame><draw:frame draw:style-name="Mfr1" draw:name="Врезка511111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5111111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17" text:anchor-type="char" svg:x="7.304cm" svg:y="18.671cm" svg:width="0.497cm" svg:height="0.543cm" draw:z-index="0"><draw:text-box><text:p text:style-name="MP5"><text:page-number text:select-page="current">0</text:page-number></text:p></draw:text-box></draw:frame></text:p>
      </style:footer>
    </style:master-page>
    <style:master-page style:name="Converted6" style:page-layout-name="Mpm8" draw:style-name="Mdp1">
      <style:header>
        <text:p text:style-name="MP2" loext:marker-style-name="MT1"><draw:custom-shape text:anchor-type="char" draw:z-index="5" draw:name="Textbox 6" draw:style-name="Mgr2" draw:text-style-name="MP4" svg:width="0.428cm" svg:height="0.461cm" svg:x="11.04cm" svg:y="1.219cm"><text:p text:style-name="MP6" loext:marker-style-name="MT1"><text:span text:style-name="MT3"><text:page-number text:select-page="current">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Врезка6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6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6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6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6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6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6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61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611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6111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61111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611111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6111111111111" text:anchor-type="char" svg:x="11.04cm" svg:y="1.219cm" svg:width="0.43cm" svg:height="0.462cm" draw:z-index="0"><draw:text-box><text:p text:style-name="MP6" loext:marker-style-name="MT1"><text:span text:style-name="MT3"><text:page-number text:select-page="current">0</text:page-number></text:span></text:p></draw:text-box></draw:frame></text:p>
      </style:header>
    </style:master-page>
    <style:master-page style:name="Converted7" style:page-layout-name="Mpm8" draw:style-name="Mdp1">
      <style:header>
        <text:p text:style-name="MP2" loext:marker-style-name="MT1"><draw:custom-shape text:anchor-type="char" draw:z-index="6" draw:name="Textbox 7" draw:style-name="Mgr2" draw:text-style-name="MP4" svg:width="0.428cm" svg:height="0.461cm" svg:x="11.04cm" svg:y="1.219cm"><text:p text:style-name="MP6" loext:marker-style-name="MT1"><text:span text:style-name="MT3"><text:page-number text:select-page="current">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Врезка7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7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7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7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7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7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7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71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711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7111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71111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711111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7111111111111" text:anchor-type="char" svg:x="11.04cm" svg:y="1.219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/text:p>
      </style:header>
    </style:master-page>
    <style:master-page style:name="Converted8" style:page-layout-name="Mpm8" draw:style-name="Mdp1">
      <style:header>
        <text:p text:style-name="MP2" loext:marker-style-name="MT1"><draw:custom-shape text:anchor-type="char" draw:z-index="7" draw:name="Textbox 8" draw:style-name="Mgr2" draw:text-style-name="MP4" svg:width="0.428cm" svg:height="0.461cm" svg:x="11.04cm" svg:y="1.219cm"><text:p text:style-name="MP6" loext:marker-style-name="MT1"><text:span text:style-name="MT3"><text:page-number text:select-page="current">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Врезка8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8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8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8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8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8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8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81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811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8111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81111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811111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8111111111111" text:anchor-type="char" svg:x="11.04cm" svg:y="1.219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/text:p>
      </style:header>
    </style:master-page>
    <style:master-page style:name="Converted9" style:page-layout-name="Mpm8" draw:style-name="Mdp1">
      <style:header>
        <text:p text:style-name="MP2" loext:marker-style-name="MT1"><draw:custom-shape text:anchor-type="char" draw:z-index="8" draw:name="Textbox 9" draw:style-name="Mgr2" draw:text-style-name="MP4" svg:width="0.428cm" svg:height="0.461cm" svg:x="11.04cm" svg:y="1.219cm"><text:p text:style-name="MP6" loext:marker-style-name="MT1"><text:span text:style-name="MT3"><text:page-number text:select-page="current">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Врезка9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9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9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9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9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9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9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91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911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9111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91111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911111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9111111111111" text:anchor-type="char" svg:x="11.04cm" svg:y="1.219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/text:p>
      </style:header>
    </style:master-page>
    <style:master-page style:name="Converted10" style:page-layout-name="Mpm8" draw:style-name="Mdp1">
      <style:header>
        <text:p text:style-name="MP2" loext:marker-style-name="MT1"><draw:custom-shape text:anchor-type="char" draw:z-index="9" draw:name="Textbox 10" draw:style-name="Mgr2" draw:text-style-name="MP4" svg:width="0.428cm" svg:height="0.461cm" svg:x="11.04cm" svg:y="1.219cm"><text:p text:style-name="MP6" loext:marker-style-name="MT1"><text:span text:style-name="MT3"><text:page-number text:select-page="current">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Врезка10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0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0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0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0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0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0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01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011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0111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01111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011111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0111111111111" text:anchor-type="char" svg:x="11.04cm" svg:y="1.219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/text:p>
      </style:header>
    </style:master-page>
    <style:master-page style:name="Converted11" style:page-layout-name="Mpm8" draw:style-name="Mdp1">
      <style:header>
        <text:p text:style-name="MP2" loext:marker-style-name="MT1"><draw:custom-shape text:anchor-type="char" draw:z-index="10" draw:name="Textbox 11" draw:style-name="Mgr2" draw:text-style-name="MP4" svg:width="0.428cm" svg:height="0.461cm" svg:x="11.04cm" svg:y="1.219cm"><text:p text:style-name="MP6" loext:marker-style-name="MT1"><text:span text:style-name="MT3"><text:page-number text:select-page="current">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Врезка12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2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2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2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2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2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2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21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211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2111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21111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211111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1111111111111" text:anchor-type="char" svg:x="11.04cm" svg:y="1.219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/text:p>
      </style:header>
    </style:master-page>
    <style:master-page style:name="Converted12" style:page-layout-name="Mpm8" draw:style-name="Mdp1">
      <style:header>
        <text:p text:style-name="MP2" loext:marker-style-name="MT1"><draw:custom-shape text:anchor-type="char" draw:z-index="11" draw:name="Textbox 12" draw:style-name="Mgr2" draw:text-style-name="MP4" svg:width="0.428cm" svg:height="0.461cm" svg:x="11.04cm" svg:y="1.219cm"><text:p text:style-name="MP6" loext:marker-style-name="MT1"><text:span text:style-name="MT3"><text:page-number text:select-page="current">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Врезка18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8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8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8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8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8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8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81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811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8111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81111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811111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2111111111111" text:anchor-type="char" svg:x="11.04cm" svg:y="1.219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/text:p>
      </style:header>
    </style:master-page>
    <style:master-page style:name="Converted18" style:page-layout-name="Mpm9" draw:style-name="Mdp1">
      <style:footer>
        <text:p text:style-name="MP7" loext:marker-style-name="MT1"><draw:custom-shape text:anchor-type="char" draw:z-index="12" draw:name="Textbox 22" draw:style-name="Mgr3" draw:text-style-name="MP4" svg:width="0.678cm" svg:height="0.62cm" svg:x="19.477cm" svg:y="28.541cm"><text:p text:style-name="MP8"><text:span text:style-name="MT2"><text:page-number text:select-page="current">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Врезка19" text:anchor-type="char" svg:x="0cm" svg:y="0cm" svg:width="0.681cm" svg:height="0.623cm" draw:z-index="0"><draw:text-box><text:p text:style-name="MP8"><text:span text:style-name="MT2"><text:page-number text:select-page="current">0</text:page-number></text:span></text:p></draw:text-box></draw:frame><draw:frame draw:style-name="Mfr1" draw:name="Врезка191" text:anchor-type="char" svg:x="0cm" svg:y="0cm" svg:width="0.681cm" svg:height="0.623cm" draw:z-index="0"><draw:text-box><text:p text:style-name="MP9"><text:page-number text:select-page="current">0</text:page-number></text:p></draw:text-box></draw:frame><draw:frame draw:style-name="Mfr1" draw:name="Врезка1911" text:anchor-type="char" svg:x="0cm" svg:y="0cm" svg:width="0.681cm" svg:height="0.623cm" draw:z-index="0"><draw:text-box><text:p text:style-name="MP9"><text:page-number text:select-page="current">0</text:page-number></text:p></draw:text-box></draw:frame><draw:frame draw:style-name="Mfr1" draw:name="Врезка19111" text:anchor-type="char" svg:x="0cm" svg:y="0cm" svg:width="0.681cm" svg:height="0.623cm" draw:z-index="0"><draw:text-box><text:p text:style-name="MP9"><text:page-number text:select-page="current">0</text:page-number></text:p></draw:text-box></draw:frame><draw:frame draw:style-name="Mfr1" draw:name="Врезка191111" text:anchor-type="char" svg:x="0cm" svg:y="0cm" svg:width="0.681cm" svg:height="0.623cm" draw:z-index="0"><draw:text-box><text:p text:style-name="MP9"><text:page-number text:select-page="current">0</text:page-number></text:p></draw:text-box></draw:frame><draw:frame draw:style-name="Mfr1" draw:name="Врезка1911111" text:anchor-type="char" svg:x="0cm" svg:y="0cm" svg:width="0.681cm" svg:height="0.623cm" draw:z-index="0"><draw:text-box><text:p text:style-name="MP9"><text:page-number text:select-page="current">0</text:page-number></text:p></draw:text-box></draw:frame><draw:frame draw:style-name="Mfr1" draw:name="Врезка19111111" text:anchor-type="char" svg:x="0cm" svg:y="0cm" svg:width="0.681cm" svg:height="0.623cm" draw:z-index="0"><draw:text-box><text:p text:style-name="MP9"><text:page-number text:select-page="current">0</text:page-number></text:p></draw:text-box></draw:frame><draw:frame draw:style-name="Mfr1" draw:name="Врезка191111111" text:anchor-type="char" svg:x="0cm" svg:y="0cm" svg:width="0.681cm" svg:height="0.623cm" draw:z-index="0"><draw:text-box><text:p text:style-name="MP9"><text:page-number text:select-page="current">0</text:page-number></text:p></draw:text-box></draw:frame><draw:frame draw:style-name="Mfr1" draw:name="Врезка1911111111" text:anchor-type="char" svg:x="0cm" svg:y="0cm" svg:width="0.681cm" svg:height="0.623cm" draw:z-index="0"><draw:text-box><text:p text:style-name="MP9"><text:page-number text:select-page="current">0</text:page-number></text:p></draw:text-box></draw:frame><draw:frame draw:style-name="Mfr1" draw:name="Врезка19111111111" text:anchor-type="char" svg:x="0cm" svg:y="0cm" svg:width="0.681cm" svg:height="0.623cm" draw:z-index="0"><draw:text-box><text:p text:style-name="MP9"><text:page-number text:select-page="current">0</text:page-number></text:p></draw:text-box></draw:frame><draw:frame draw:style-name="Mfr1" draw:name="Врезка22" text:anchor-type="char" svg:x="19.477cm" svg:y="28.541cm" svg:width="0.681cm" svg:height="0.623cm" draw:z-index="0"><draw:text-box><text:p text:style-name="MP9"><text:page-number text:select-page="current">0</text:page-number></text:p></draw:text-box></draw:frame></text:p>
      </style:footer>
    </style:master-page>
    <style:master-page style:name="Converted19" style:page-layout-name="Mpm9" draw:style-name="Mdp1">
      <style:footer>
        <text:p text:style-name="MP7" loext:marker-style-name="MT1"><draw:custom-shape text:anchor-type="char" draw:z-index="13" draw:name="Textbox 23" draw:style-name="Mgr3" draw:text-style-name="MP4" svg:width="0.678cm" svg:height="0.62cm" svg:x="19.477cm" svg:y="28.541cm"><text:p text:style-name="MP8"><text:span text:style-name="MT2"><text:page-number text:select-page="current">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Врезка20" text:anchor-type="char" svg:x="0cm" svg:y="0cm" svg:width="0.681cm" svg:height="0.623cm" draw:z-index="0"><draw:text-box><text:p text:style-name="MP8"><text:span text:style-name="MT2"><text:page-number text:select-page="current">0</text:page-number></text:span></text:p></draw:text-box></draw:frame><draw:frame draw:style-name="Mfr1" draw:name="Врезка201" text:anchor-type="char" svg:x="0cm" svg:y="0cm" svg:width="0.681cm" svg:height="0.623cm" draw:z-index="0"><draw:text-box><text:p text:style-name="MP9"><text:page-number text:select-page="current">0</text:page-number></text:p></draw:text-box></draw:frame><draw:frame draw:style-name="Mfr1" draw:name="Врезка2011" text:anchor-type="char" svg:x="0cm" svg:y="0cm" svg:width="0.681cm" svg:height="0.623cm" draw:z-index="0"><draw:text-box><text:p text:style-name="MP9"><text:page-number text:select-page="current">0</text:page-number></text:p></draw:text-box></draw:frame><draw:frame draw:style-name="Mfr1" draw:name="Врезка20111" text:anchor-type="char" svg:x="0cm" svg:y="0cm" svg:width="0.681cm" svg:height="0.623cm" draw:z-index="0"><draw:text-box><text:p text:style-name="MP9"><text:page-number text:select-page="current">0</text:page-number></text:p></draw:text-box></draw:frame><draw:frame draw:style-name="Mfr1" draw:name="Врезка201111" text:anchor-type="char" svg:x="0cm" svg:y="0cm" svg:width="0.681cm" svg:height="0.623cm" draw:z-index="0"><draw:text-box><text:p text:style-name="MP9"><text:page-number text:select-page="current">0</text:page-number></text:p></draw:text-box></draw:frame><draw:frame draw:style-name="Mfr1" draw:name="Врезка2011111" text:anchor-type="char" svg:x="0cm" svg:y="0cm" svg:width="0.681cm" svg:height="0.623cm" draw:z-index="0"><draw:text-box><text:p text:style-name="MP9"><text:page-number text:select-page="current">0</text:page-number></text:p></draw:text-box></draw:frame><draw:frame draw:style-name="Mfr1" draw:name="Врезка20111111" text:anchor-type="char" svg:x="0cm" svg:y="0cm" svg:width="0.681cm" svg:height="0.623cm" draw:z-index="0"><draw:text-box><text:p text:style-name="MP9"><text:page-number text:select-page="current">0</text:page-number></text:p></draw:text-box></draw:frame><draw:frame draw:style-name="Mfr1" draw:name="Врезка201111111" text:anchor-type="char" svg:x="0cm" svg:y="0cm" svg:width="0.681cm" svg:height="0.623cm" draw:z-index="0"><draw:text-box><text:p text:style-name="MP9"><text:page-number text:select-page="current">0</text:page-number></text:p></draw:text-box></draw:frame><draw:frame draw:style-name="Mfr1" draw:name="Врезка2011111111" text:anchor-type="char" svg:x="0cm" svg:y="0cm" svg:width="0.681cm" svg:height="0.623cm" draw:z-index="0"><draw:text-box><text:p text:style-name="MP9"><text:page-number text:select-page="current">0</text:page-number></text:p></draw:text-box></draw:frame><draw:frame draw:style-name="Mfr1" draw:name="Врезка20111111111" text:anchor-type="char" svg:x="0cm" svg:y="0cm" svg:width="0.681cm" svg:height="0.623cm" draw:z-index="0"><draw:text-box><text:p text:style-name="MP9"><text:page-number text:select-page="current">0</text:page-number></text:p></draw:text-box></draw:frame><draw:frame draw:style-name="Mfr1" draw:name="Врезка23" text:anchor-type="char" svg:x="19.477cm" svg:y="28.541cm" svg:width="0.681cm" svg:height="0.621cm" draw:z-index="0"><draw:text-box><text:p text:style-name="MP9"><text:page-number text:select-page="current">0</text:page-number></text:p></draw:text-box></draw:frame></text:p>
      </style:footer>
    </style:master-page>
    <style:master-page style:name="Converted20" style:page-layout-name="Mpm10" draw:style-name="Mdp1">
      <style:footer>
        <text:p text:style-name="MP7" loext:marker-style-name="MT1"><draw:custom-shape text:anchor-type="char" draw:z-index="14" draw:name="Textbox 24" draw:style-name="Mgr3" draw:text-style-name="MP4" svg:width="0.678cm" svg:height="0.62cm" svg:x="19.477cm" svg:y="28.541cm"><text:p text:style-name="MP8"><text:span text:style-name="MT2"><text:page-number text:select-page="current">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Врезка24" text:anchor-type="char" svg:x="0cm" svg:y="0cm" svg:width="0.681cm" svg:height="0.623cm" draw:z-index="0"><draw:text-box><text:p text:style-name="MP8"><text:span text:style-name="MT2"><text:page-number text:select-page="current">0</text:page-number></text:span></text:p></draw:text-box></draw:frame><draw:frame draw:style-name="Mfr1" draw:name="Врезка241" text:anchor-type="char" svg:x="0cm" svg:y="0cm" svg:width="0.681cm" svg:height="0.623cm" draw:z-index="0"><draw:text-box><text:p text:style-name="MP9"><text:page-number text:select-page="current">0</text:page-number></text:p></draw:text-box></draw:frame><draw:frame draw:style-name="Mfr1" draw:name="Врезка2411" text:anchor-type="char" svg:x="0cm" svg:y="0cm" svg:width="0.681cm" svg:height="0.623cm" draw:z-index="0"><draw:text-box><text:p text:style-name="MP9"><text:page-number text:select-page="current">0</text:page-number></text:p></draw:text-box></draw:frame><draw:frame draw:style-name="Mfr1" draw:name="Врезка24111" text:anchor-type="char" svg:x="0cm" svg:y="0cm" svg:width="0.681cm" svg:height="0.623cm" draw:z-index="0"><draw:text-box><text:p text:style-name="MP9"><text:page-number text:select-page="current">0</text:page-number></text:p></draw:text-box></draw:frame><draw:frame draw:style-name="Mfr1" draw:name="Врезка241111" text:anchor-type="char" svg:x="0cm" svg:y="0cm" svg:width="0.681cm" svg:height="0.623cm" draw:z-index="0"><draw:text-box><text:p text:style-name="MP9"><text:page-number text:select-page="current">0</text:page-number></text:p></draw:text-box></draw:frame><draw:frame draw:style-name="Mfr1" draw:name="Врезка2411111" text:anchor-type="char" svg:x="0cm" svg:y="0cm" svg:width="0.681cm" svg:height="0.623cm" draw:z-index="0"><draw:text-box><text:p text:style-name="MP9"><text:page-number text:select-page="current">0</text:page-number></text:p></draw:text-box></draw:frame><draw:frame draw:style-name="Mfr1" draw:name="Врезка24111111" text:anchor-type="char" svg:x="0cm" svg:y="0cm" svg:width="0.681cm" svg:height="0.623cm" draw:z-index="0"><draw:text-box><text:p text:style-name="MP9"><text:page-number text:select-page="current">0</text:page-number></text:p></draw:text-box></draw:frame><draw:frame draw:style-name="Mfr1" draw:name="Врезка241111111" text:anchor-type="char" svg:x="0cm" svg:y="0cm" svg:width="0.681cm" svg:height="0.623cm" draw:z-index="0"><draw:text-box><text:p text:style-name="MP9"><text:page-number text:select-page="current">0</text:page-number></text:p></draw:text-box></draw:frame><draw:frame draw:style-name="Mfr1" draw:name="Врезка2411111111" text:anchor-type="char" svg:x="0cm" svg:y="0cm" svg:width="0.681cm" svg:height="0.623cm" draw:z-index="0"><draw:text-box><text:p text:style-name="MP9"><text:page-number text:select-page="current">0</text:page-number></text:p></draw:text-box></draw:frame><draw:frame draw:style-name="Mfr1" draw:name="Врезка24111111111" text:anchor-type="char" svg:x="0cm" svg:y="0cm" svg:width="0.681cm" svg:height="0.623cm" draw:z-index="0"><draw:text-box><text:p text:style-name="MP9"><text:page-number text:select-page="current">0</text:page-number></text:p></draw:text-box></draw:frame><draw:frame draw:style-name="Mfr1" draw:name="Врезка241111111111" text:anchor-type="char" svg:x="19.477cm" svg:y="28.541cm" svg:width="0.681cm" svg:height="0.621cm" draw:z-index="0"><draw:text-box><text:p text:style-name="MP9"><text:page-number text:select-page="current">0</text:page-number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4-09-19T12:02:46.711000000</meta:creation-date>
    <meta:editing-duration>PT23H56M13S</meta:editing-duration>
    <meta:editing-cycles>214</meta:editing-cycles>
    <meta:generator>LibreOffice/25.2.7.2$Windows_X86_64 LibreOffice_project/5cbfd1ab6520636bb5f7b99185aa69bd7456825d</meta:generator>
    <dc:title>Реферат ГОСТ</dc:title>
    <dc:date>2026-02-16T12:20:11.182716000</dc:date>
    <meta:print-date>2025-12-22T12:02:01.709361400</meta:print-date>
    <meta:document-statistic meta:table-count="0" meta:image-count="0" meta:object-count="0" meta:page-count="9" meta:paragraph-count="367" meta:word-count="1336" meta:character-count="9598" meta:non-whitespace-character-count="8722"/>
  </office:meta>
</office:document-meta>
</file>